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67f9df"/>
    </style:style>
    <style:style style:name="P7" style:family="paragraph" style:parent-style-name="Table_20_Contents">
      <style:text-properties officeooo:paragraph-rsid="01924b2d"/>
    </style:style>
    <style:style style:name="P8" style:family="paragraph" style:parent-style-name="Table_20_Contents">
      <style:text-properties officeooo:paragraph-rsid="00767c54"/>
    </style:style>
    <style:style style:name="P9" style:family="paragraph" style:parent-style-name="Table_20_Contents">
      <style:text-properties officeooo:paragraph-rsid="004d3c50"/>
    </style:style>
    <style:style style:name="P10" style:family="paragraph" style:parent-style-name="Table_20_Contents">
      <style:text-properties officeooo:paragraph-rsid="01f34d1f"/>
    </style:style>
    <style:style style:name="P11" style:family="paragraph" style:parent-style-name="Table_20_Contents">
      <style:text-properties officeooo:paragraph-rsid="014029c5"/>
    </style:style>
    <style:style style:name="P12" style:family="paragraph" style:parent-style-name="Table_20_Contents">
      <style:text-properties officeooo:paragraph-rsid="00b698e2"/>
    </style:style>
    <style:style style:name="P13" style:family="paragraph" style:parent-style-name="Table_20_Contents">
      <style:text-properties officeooo:paragraph-rsid="02661f65"/>
    </style:style>
    <style:style style:name="P14" style:family="paragraph" style:parent-style-name="Table_20_Contents">
      <style:text-properties officeooo:paragraph-rsid="00bfdbd1"/>
    </style:style>
    <style:style style:name="P15" style:family="paragraph" style:parent-style-name="Table_20_Contents">
      <style:text-properties officeooo:paragraph-rsid="0127770a"/>
    </style:style>
    <style:style style:name="P16" style:family="paragraph" style:parent-style-name="Table_20_Contents">
      <style:text-properties officeooo:paragraph-rsid="026e31be"/>
    </style:style>
    <style:style style:name="P17" style:family="paragraph" style:parent-style-name="Table_20_Contents">
      <style:text-properties officeooo:paragraph-rsid="01536d5b"/>
    </style:style>
    <style:style style:name="P18" style:family="paragraph" style:parent-style-name="Table_20_Contents">
      <style:text-properties officeooo:paragraph-rsid="006e8e1a"/>
    </style:style>
    <style:style style:name="P19" style:family="paragraph" style:parent-style-name="Table_20_Contents">
      <style:text-properties officeooo:paragraph-rsid="017f7b3e"/>
    </style:style>
    <style:style style:name="P20" style:family="paragraph" style:parent-style-name="Table_20_Contents">
      <style:text-properties officeooo:paragraph-rsid="01c67a72"/>
    </style:style>
    <style:style style:name="P21" style:family="paragraph" style:parent-style-name="Table_20_Contents">
      <style:text-properties officeooo:paragraph-rsid="024d698d"/>
    </style:style>
    <style:style style:name="P22" style:family="paragraph" style:parent-style-name="Table_20_Contents">
      <style:text-properties officeooo:paragraph-rsid="00e67b40"/>
    </style:style>
    <style:style style:name="P23" style:family="paragraph" style:parent-style-name="Table_20_Contents">
      <style:text-properties officeooo:paragraph-rsid="012d6f0c"/>
    </style:style>
    <style:style style:name="P24" style:family="paragraph" style:parent-style-name="Table_20_Contents">
      <style:text-properties officeooo:paragraph-rsid="009375c2"/>
    </style:style>
    <style:style style:name="P25" style:family="paragraph" style:parent-style-name="Table_20_Contents">
      <style:text-properties officeooo:paragraph-rsid="01262962"/>
    </style:style>
    <style:style style:name="P26" style:family="paragraph" style:parent-style-name="Table_20_Contents">
      <style:text-properties officeooo:paragraph-rsid="012a02c9"/>
    </style:style>
    <style:style style:name="P27" style:family="paragraph" style:parent-style-name="Table_20_Contents">
      <style:text-properties officeooo:paragraph-rsid="01f2ee4b"/>
    </style:style>
    <style:style style:name="P28" style:family="paragraph" style:parent-style-name="Table_20_Contents">
      <style:text-properties officeooo:paragraph-rsid="01d72fd8"/>
    </style:style>
    <style:style style:name="P29" style:family="paragraph" style:parent-style-name="Table_20_Contents">
      <style:text-properties officeooo:paragraph-rsid="011fee52"/>
    </style:style>
    <style:style style:name="P30" style:family="paragraph" style:parent-style-name="Table_20_Contents">
      <style:text-properties officeooo:paragraph-rsid="01c4af9a"/>
    </style:style>
    <style:style style:name="P31" style:family="paragraph" style:parent-style-name="Table_20_Contents">
      <style:text-properties officeooo:paragraph-rsid="0072b850"/>
    </style:style>
    <style:style style:name="P32" style:family="paragraph" style:parent-style-name="Table_20_Contents">
      <style:text-properties officeooo:paragraph-rsid="01daa4a7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officeooo:paragraph-rsid="026e3ebc"/>
    </style:style>
    <style:style style:name="P35" style:family="paragraph" style:parent-style-name="Table_20_Contents">
      <style:text-properties officeooo:paragraph-rsid="026ef928"/>
    </style:style>
    <style:style style:name="P3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2" style:family="paragraph" style:parent-style-name="Table_20_Contents">
      <style:text-properties officeooo:paragraph-rsid="0108f4cf"/>
    </style:style>
    <style:style style:name="P43" style:family="paragraph" style:parent-style-name="Table_20_Contents">
      <style:text-properties officeooo:paragraph-rsid="0294e861"/>
    </style:style>
    <style:style style:name="P44" style:family="paragraph" style:parent-style-name="Table_20_Contents">
      <style:text-properties officeooo:paragraph-rsid="010e8474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5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56" style:family="paragraph" style:parent-style-name="Table_20_Contents">
      <style:text-properties officeooo:paragraph-rsid="015fc100"/>
    </style:style>
    <style:style style:name="P57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63" style:family="paragraph" style:parent-style-name="Table_20_Contents">
      <style:text-properties officeooo:paragraph-rsid="010ba44b"/>
    </style:style>
    <style:style style:name="P64" style:family="paragraph" style:parent-style-name="Table_20_Contents">
      <style:text-properties officeooo:paragraph-rsid="0116c433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6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officeooo:paragraph-rsid="0258ad30"/>
    </style:style>
    <style:style style:name="P85" style:family="paragraph" style:parent-style-name="Table_20_Contents">
      <style:text-properties officeooo:paragraph-rsid="025e6e41"/>
    </style:style>
    <style:style style:name="P86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7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8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9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0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93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94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96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7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8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9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00" style:family="paragraph" style:parent-style-name="Table_20_Contents">
      <style:text-properties officeooo:paragraph-rsid="020801da"/>
    </style:style>
    <style:style style:name="P101" style:family="paragraph" style:parent-style-name="Table_20_Contents">
      <style:text-properties officeooo:paragraph-rsid="022a3a56"/>
    </style:style>
    <style:style style:name="P102" style:family="paragraph" style:parent-style-name="Table_20_Contents">
      <style:text-properties officeooo:paragraph-rsid="02062754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4" style:family="paragraph" style:parent-style-name="Table_20_Contents">
      <style:text-properties officeooo:paragraph-rsid="0230b508"/>
    </style:style>
    <style:style style:name="P105" style:family="paragraph" style:parent-style-name="Table_20_Contents">
      <style:text-properties officeooo:paragraph-rsid="022f0ff6"/>
    </style:style>
    <style:style style:name="P106" style:family="paragraph" style:parent-style-name="Table_20_Contents">
      <style:text-properties officeooo:paragraph-rsid="0049a42a"/>
    </style:style>
    <style:style style:name="P10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9" style:family="paragraph" style:parent-style-name="Table_20_Contents">
      <style:text-properties style:font-name="Courier New" fo:font-size="10pt" style:font-size-asian="10pt" style:font-size-complex="10pt"/>
    </style:style>
    <style:style style:name="P110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11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2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13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4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9436a9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6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7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8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2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officeooo:rsid="00c77656"/>
    </style:style>
    <style:style style:name="T15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8" style:family="text">
      <style:text-properties officeooo:rsid="0277dedb"/>
    </style:style>
    <style:style style:name="T159" style:family="text">
      <style:text-properties officeooo:rsid="023d069c"/>
    </style:style>
    <style:style style:name="T160" style:family="text">
      <style:text-properties fo:color="#000000" loext:opacity="100%" style:font-name="Courier New" style:font-name-complex="Courier New"/>
    </style:style>
    <style:style style:name="T16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2" style:family="text">
      <style:text-properties officeooo:rsid="023ec219"/>
    </style:style>
    <style:style style:name="T163" style:family="text">
      <style:text-properties officeooo:rsid="0213f657"/>
    </style:style>
    <style:style style:name="T16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79" style:family="text">
      <style:text-properties officeooo:rsid="021570c6"/>
    </style:style>
    <style:style style:name="T180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1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6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6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22">&gt;,&lt;</text:span></text:span><text:span text:style-name="Source_20_Text"><text:span text:style-name="T20">prop</text:span></text:span><text:span text:style-name="Source_20_Text"><text:span text:style-name="T21">erty</text:span></text:span><text:span text:style-name="Source_20_Text"><text:span text:style-name="T22">&gt;);</text:span></text:span></text:p>
            <text:p text:style-name="P6"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24">ect</text:span></text:span><text:span text:style-name="Source_20_Text"><text:span text:style-name="T16">&gt;,&lt;</text:span></text:span><text:span text:style-name="Source_20_Text"><text:span text:style-name="T24">callback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25">ilter</text:span></text:span><text:span text:style-name="Source_20_Text"><text:span text:style-name="T16">In(&lt;</text:span></text:span><text:span text:style-name="Source_20_Text"><text:span text:style-name="T23">obj</text:span></text:span><text:span text:style-name="Source_20_Text"><text:span text:style-name="T24">ect</text:span></text:span><text:span text:style-name="Source_20_Text"><text:span text:style-name="T16">&gt;,&lt;</text:span></text:span><text:span text:style-name="Source_20_Text"><text:span text:style-name="T24">callback</text:span></text:span><text:span text:style-name="Source_20_Text"><text:span text:style-name="T16">&gt;);</text:span></text:span></text:p>
            <text:p text:style-name="P6"><text:span text:style-name="Source_20_Text"><text:span text:style-name="T16">delay </text:span></text:span><text:span text:style-name="Source_20_Text"><text:span text:style-name="T26">+ sleep</text:span></text:span><text:span text:style-name="Source_20_Text"><text:span text:style-name="T16">(&lt;ms&gt;).then(&lt;callback&gt;);<text:line-break/>inherit(&lt;subclass&gt;,&lt;superclass&gt;);</text:span></text:span></text:p>
            <text:p text:style-name="P7"><text:span text:style-name="Source_20_Text"><text:span text:style-name="T16">randomBoolean</text:span></text:span><text:span text:style-name="Source_20_Text"><text:span text:style-name="T27">();</text:span></text:span></text:p>
            <text:p text:style-name="P7"><text:span text:style-name="Source_20_Text"><text:span text:style-name="T28">timestampID([size=21[,alphabet=</text:span></text:span><text:span text:style-name="Source_20_Text"><text:span text:style-name="T26">BASE58</text:span></text:span><text:span text:style-name="Source_20_Text"><text:span text:style-name="T28">]]);</text:span></text:span></text:p>
            <text:p text:style-name="P8"><text:span text:style-name="Source_20_Text"><text:span text:style-name="T9">nanoid([size=21[,alphabet="</text:span></text:span><text:span text:style-name="Source_20_Text"><text:span text:style-name="T29">A-Za-z0-9</text:span></text:span><text:span text:style-name="Source_20_Text"><text:span text:style-name="T9">-</text:span></text:span><text:span text:style-name="Source_20_Text"><text:span text:style-name="T29">_</text:span></text:span><text:span text:style-name="Source_20_Text"><text:span text:style-name="T9">"]]);</text:span></text:span></text:p>
            <text:p text:style-name="P8"><text:span text:style-name="Source_20_Text"><text:span text:style-name="T9">BASE16; BASE</text:span></text:span><text:span text:style-name="Source_20_Text"><text:span text:style-name="T30">32; BASE36; BASE58; BASE62;</text:span></text:span></text:p>
            <text:p text:style-name="P8"><text:span text:style-name="Source_20_Text"><text:span text:style-name="T30">WORDSAFEALPHABET;</text:span></text:span></text:p>
            <text:p text:style-name="P9"><text:span text:style-name="Source_20_Text"><text:span text:style-name="T16">getUrlVars([str=location.search]);</text:span></text:span></text:p>
            <text:p text:style-name="P9"><text:span text:style-name="Source_20_Text"><text:span text:style-name="T16">obj2string(&lt;object&gt;);</text:span></text:span></text:p>
            <text:p text:style-name="P9"><text:span text:style-name="Source_20_Text"><text:span text:style-name="T31">classof</text:span></text:span><text:span text:style-name="Source_20_Text"><text:span text:style-name="T16">(&lt;variable&gt;[,type[,throw=false]</text:span></text:span><text:span text:style-name="Source_20_Text"><text:span text:style-name="T32">]</text:span></text:span><text:span text:style-name="Source_20_Text"><text:span text:style-name="T16">);</text:span></text:span></text:p>
            <text:p text:style-name="P10"><text:span text:style-name="Source_20_Text"><text:span text:style-name="T16">bind(&lt;</text:span></text:span><text:span text:style-name="Source_20_Text"><text:span text:style-name="T33">fn</text:span></text:span><text:span text:style-name="Source_20_Text"><text:span text:style-name="T16">&gt;,&lt;context&gt;);</text:span></text:span><text:span text:style-name="Source_20_Text"><text:span text:style-name="T34"> </text:span></text:span><text:span text:style-name="Source_20_Text"><text:span text:style-name="T35">and </text:span></text:span><text:span text:style-name="Source_20_Text"><text:span text:style-name="T36">unBind</text:span></text:span><text:span text:style-name="Source_20_Text"><text:span text:style-name="T37">(&lt;</text:span></text:span><text:span text:style-name="Source_20_Text"><text:span text:style-name="T38">fn</text:span></text:span><text:span text:style-name="Source_20_Text"><text:span text:style-name="T37">&gt;);</text:span></text:span></text:p>
            <text:p text:style-name="P10"><text:span text:style-name="Source_20_Text"><text:span text:style-name="T16">constant(&lt;value&gt;);</text:span></text:span><text:span text:style-name="Source_20_Text"><text:span text:style-name="T34"> </text:span></text:span><text:span text:style-name="Source_20_Text"><text:span text:style-name="T39">and </text:span></text:span><text:span text:style-name="Source_20_Text"><text:span text:style-name="T40">identity(&lt;value&gt;);</text:span></text:span></text:p>
            <text:p text:style-name="P11"><text:span text:style-name="Source_20_Text"><text:span text:style-name="T16">noop(); </text:span></text:span><text:span text:style-name="Source_20_Text"><text:span text:style-name="T41">and</text:span></text:span><text:span text:style-name="Source_20_Text"><text:span text:style-name="T42"> </text:span></text:span><text:span text:style-name="Source_20_Text"><text:span text:style-name="T16">T(); </text:span></text:span><text:span text:style-name="Source_20_Text"><text:span text:style-name="T43">and</text:span></text:span><text:span text:style-name="Source_20_Text"><text:span text:style-name="T44"> </text:span></text:span><text:span text:style-name="Source_20_Text"><text:span text:style-name="T16">F();</text:span></text:span></text:p>
            <text:p text:style-name="P12"><text:span text:style-name="Source_20_Text"><text:span text:style-name="T16">assertEq(&lt;msg&gt;,&lt;</text:span></text:span><text:span text:style-name="Source_20_Text"><text:span text:style-name="T45">v1</text:span></text:span><text:span text:style-name="Source_20_Text"><text:span text:style-name="T16">&gt;,&lt;</text:span></text:span><text:span text:style-name="Source_20_Text"><text:span text:style-name="T45">v2</text:span></text:span><text:span text:style-name="Source_20_Text"><text:span text:style-name="T16">&gt;[,strict=true]);</text:span></text:span></text:p>
            <text:p text:style-name="P12"><text:span text:style-name="Source_20_Text"><text:span text:style-name="T16">assertNotEq(&lt;m&gt;,&lt;</text:span></text:span><text:span text:style-name="Source_20_Text"><text:span text:style-name="T45">v1</text:span></text:span><text:span text:style-name="Source_20_Text"><text:span text:style-name="T16">&gt;,&lt;</text:span></text:span><text:span text:style-name="Source_20_Text"><text:span text:style-name="T45">v2</text:span></text:span><text:span text:style-name="Source_20_Text"><text:span text:style-name="T16">&gt;[,strict=true]);<text:line-break/>assertTrue(&lt;m</text:span></text:span><text:span text:style-name="Source_20_Text"><text:span text:style-name="T46">e</text:span></text:span><text:span text:style-name="Source_20_Text"><text:span text:style-name="T16">s</text:span></text:span><text:span text:style-name="Source_20_Text"><text:span text:style-name="T46">sa</text:span></text:span><text:span text:style-name="Source_20_Text"><text:span text:style-name="T16">g</text:span></text:span><text:span text:style-name="Source_20_Text"><text:span text:style-name="T46">e</text:span></text:span><text:span text:style-name="Source_20_Text"><text:span text:style-name="T16">&gt;,&lt;value&gt;);</text:span></text:span></text:p>
            <text:p text:style-name="P13"><text:span text:style-name="Source_20_Text"><text:span text:style-name="T16">assertFalse(&lt;m</text:span></text:span><text:span text:style-name="Source_20_Text"><text:span text:style-name="T46">e</text:span></text:span><text:span text:style-name="Source_20_Text"><text:span text:style-name="T16">s</text:span></text:span><text:span text:style-name="Source_20_Text"><text:span text:style-name="T46">sa</text:span></text:span><text:span text:style-name="Source_20_Text"><text:span text:style-name="T16">g</text:span></text:span><text:span text:style-name="Source_20_Text"><text:span text:style-name="T46">e</text:span></text:span><text:span text:style-name="Source_20_Text"><text:span text:style-name="T16">&gt;,&lt;value&gt;);<text:line-break/>noConflict(); </text:span></text:span><text:span text:style-name="Source_20_Text"><text:span text:style-name="T47">and</text:span></text:span><text:span text:style-name="Source_20_Text"><text:span text:style-name="T25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9"><text:span text:style-name="Source_20_Text"><text:span text:style-name="T16">qsa(&lt;selector&gt;[,context]).forEach(&lt;</text:span></text:span><text:span text:style-name="Source_20_Text"><text:span text:style-name="T48">cb</text:span></text:span><text:span text:style-name="Source_20_Text"><text:span text:style-name="T16">&gt;);</text:span></text:span></text:p>
            <text:p text:style-name="P9"><text:span text:style-name="Source_20_Text"><text:span text:style-name="T16">qs(&lt;selector&gt;[,context]);</text:span></text:span></text:p>
            <text:p text:style-name="P9"><text:span text:style-name="Source_20_Text"><text:span text:style-name="T16">domReady(&lt;</text:span></text:span><text:span text:style-name="Source_20_Text"><text:span text:style-name="T48">callback</text:span></text:span><text:span text:style-name="Source_20_Text"><text:span text:style-name="T16">&gt;);</text:span></text:span></text:p>
            <text:p text:style-name="P9"><text:span text:style-name="Source_20_Text"><text:span text:style-name="T16">domCreate(&lt;type&gt;[,properties[,innerHTML]]);</text:span></text:span></text:p>
            <text:p text:style-name="P9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9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4"><text:span text:style-name="Source_20_Text"><text:span text:style-name="T16">domGetCSS(&lt;element&gt;</text:span></text:span><text:span text:style-name="Source_20_Text"><text:span text:style-name="T49">[</text:span></text:span><text:span text:style-name="Source_20_Text"><text:span text:style-name="T16">,property</text:span></text:span><text:span text:style-name="Source_20_Text"><text:span text:style-name="T50">]</text:span></text:span><text:span text:style-name="Source_20_Text"><text:span text:style-name="T16">);</text:span></text:span></text:p>
            <text:p text:style-name="P9"><text:span text:style-name="Source_20_Text"><text:span text:style-name="T16">domSetCSS(&lt;element&gt;,&lt;property&gt;,&lt;value&gt;);</text:span></text:span></text:p>
            <text:p text:style-name="P9"><text:span text:style-name="Source_20_Text"><text:span text:style-name="T16">domSetCSS(&lt;element&gt;,&lt;properties&gt;);</text:span></text:span></text:p>
            <text:p text:style-name="P9"><text:span text:style-name="Source_20_Text"><text:span text:style-name="T16">domFadeIn(&lt;element&gt;[,duration[,display]]);</text:span></text:span></text:p>
            <text:p text:style-name="P9"><text:span text:style-name="Source_20_Text"><text:span text:style-name="T16">domFadeOut(&lt;element&gt;[,duration]);</text:span></text:span></text:p>
            <text:p text:style-name="P9"><text:span text:style-name="Source_20_Text"><text:span text:style-name="T16">domFadeToggle(&lt;elem.&gt;[,duration[,display]]);</text:span></text:span></text:p>
            <text:p text:style-name="P15"><text:span text:style-name="Source_20_Text"><text:span text:style-name="T16">domShow(&lt;element&gt;[,display]);</text:span></text:span></text:p>
            <text:p text:style-name="P15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1">ement</text:span></text:span><text:span text:style-name="Source_20_Text"><text:span text:style-name="T16">&gt;);</text:span></text:span></text:p>
            <text:p text:style-name="P9"><text:span text:style-name="Source_20_Text"><text:span text:style-name="T16">domToggle(&lt;element&gt;[,display]);</text:span></text:span></text:p>
            <text:p text:style-name="P9"><text:span text:style-name="Source_20_Text"><text:span text:style-name="T16">domIsHidden(&lt;element&gt;);</text:span></text:span></text:p>
            <text:p text:style-name="P16"><text:span text:style-name="Source_20_Text"><text:span text:style-name="T52">domScrollToTop();</text:span></text:span></text:p>
            <text:p text:style-name="P16"><text:span text:style-name="Source_20_Text"><text:span text:style-name="T53">domScrollToBottom();</text:span></text:span></text:p>
            <text:p text:style-name="P9"><text:span text:style-name="Source_20_Text"><text:span text:style-name="T16">domScrollToElement(&lt;element&gt;[,top=true]);<text:line-break/>domSiblings(&lt;element&gt;);</text:span></text:span></text:p>
            <text:p text:style-name="P9"><text:span text:style-name="Source_20_Text"><text:span text:style-name="T16">domSiblingsPrev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4">Left</text:span></text:span><text:span text:style-name="Source_20_Text"><text:span text:style-name="T16">(&lt;element&gt;);</text:span></text:span></text:p>
            <text:p text:style-name="P9"><text:span text:style-name="Source_20_Text"><text:span text:style-name="T16">domSiblingsNext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4">Right</text:span></text:span><text:span text:style-name="Source_20_Text"><text:span text:style-name="T16">(&lt;element&gt;);</text:span></text:span></text:p>
            <text:p text:style-name="P18"><text:span text:style-name="Source_20_Text"><text:span text:style-name="T55">domGetC</text:span></text:span><text:span text:style-name="Source_20_Text"><text:span text:style-name="T56">SS</text:span></text:span><text:span text:style-name="Source_20_Text"><text:span text:style-name="T55">Var(&lt;name&gt;);</text:span></text:span></text:p>
            <text:p text:style-name="P9"><text:span text:style-name="Source_20_Text"><text:span text:style-name="T16">domSetC</text:span></text:span><text:span text:style-name="Source_20_Text"><text:span text:style-name="T56">SS</text:span></text:span><text:span text:style-name="Source_20_Text"><text:span text:style-name="T16">Var(</text:span></text:span><text:span text:style-name="Source_20_Text"><text:span text:style-name="T55">&lt;</text:span></text:span><text:span text:style-name="Source_20_Text"><text:span text:style-name="T16">n</text:span></text:span><text:span text:style-name="Source_20_Text"><text:span text:style-name="T55">ame&gt;</text:span></text:span><text:span text:style-name="Source_20_Text"><text:span text:style-name="T16">,</text:span></text:span><text:span text:style-name="Source_20_Text"><text:span text:style-name="T55">&lt;</text:span></text:span><text:span text:style-name="Source_20_Text"><text:span text:style-name="T16">v</text:span></text:span><text:span text:style-name="Source_20_Text"><text:span text:style-name="T55">alue&gt;</text:span></text:span><text:span text:style-name="Source_20_Text"><text:span text:style-name="T16">);</text:span></text:span></text:p>
            <text:p text:style-name="P19"><text:span text:style-name="Source_20_Text"/></text:p>
            <text:p text:style-name="P19"><text:span text:style-name="Source_20_Text"><text:span text:style-name="T16">importScript(&lt;script1&gt;[,scriptN]);</text:span></text:span></text:p>
            <text:p text:style-name="P19"><text:span text:style-name="Source_20_Text"><text:span text:style-name="T16">importStyle(&lt;style1&gt;[,styleN]);</text:span></text:span></text:p>
            <text:p text:style-name="P9"><text:span text:style-name="Source_20_Text"/></text:p>
            <text:p text:style-name="P9"><text:span text:style-name="Source_20_Text"><text:span text:style-name="T16">setFullscreenOn(&lt;selector&gt; </text:span></text:span><text:span text:style-name="Source_20_Text"><text:span text:style-name="T34">or</text:span></text:span><text:span text:style-name="Source_20_Text"><text:span text:style-name="T16"> &lt;element&gt;);</text:span></text:span></text:p>
            <text:p text:style-name="P15"><text:span text:style-name="Source_20_Text"><text:span text:style-name="T16">setFullscreenOff();</text:span></text:span></text:p>
            <text:p text:style-name="P15"><text:span text:style-name="Source_20_Text"><text:span text:style-name="T16">getFullscreen();<text:line-break/></text:span></text:span></text:p>
            <text:p text:style-name="P20"><text:span text:style-name="Source_20_Text"><text:span text:style-name="T16">form2array(&lt;form&gt;);</text:span></text:span></text:p>
            <text:p text:style-name="P20"><text:span text:style-name="Source_20_Text"><text:span text:style-name="T16">form2string(&lt;form&gt;);</text:span></text:span></text:p>
            <text:p text:style-name="P9"><text:span text:style-name="Source_20_Text"><text:span text:style-name="T16">getDoNotTrack();</text:span></text:span></text:p>
            <text:p text:style-name="P21"><text:span text:style-name="Source_20_Text"><text:span text:style-name="T16">getLocation(&lt;success&gt;[,error]);</text:span></text:span></text:p>
            <text:p text:style-name="P21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2"><text:span text:style-name="Source_20_Text"><text:span text:style-name="T16">isMap(&lt;</text:span></text:span><text:span text:style-name="Source_20_Text"><text:span text:style-name="T57">v</text:span></text:span><text:span text:style-name="Source_20_Text"><text:span text:style-name="T58">alue</text:span></text:span><text:span text:style-name="Source_20_Text"><text:span text:style-name="T16">&gt;);</text:span></text:span><text:span text:style-name="Source_20_Text"><text:span text:style-name="T34"> </text:span></text:span><text:span text:style-name="Source_20_Text"><text:span text:style-name="T59">and</text:span></text:span><text:span text:style-name="Source_20_Text"><text:span text:style-name="T34"> </text:span></text:span><text:span text:style-name="Source_20_Text"><text:span text:style-name="T16">isWeakMap(&lt;</text:span></text:span><text:span text:style-name="Source_20_Text"><text:span text:style-name="T57">v</text:span></text:span><text:span text:style-name="Source_20_Text"><text:span text:style-name="T16">&gt;);</text:span></text:span></text:p>
            <text:p text:style-name="P22"><text:span text:style-name="Source_20_Text"><text:span text:style-name="T16">isSet(&lt;</text:span></text:span><text:span text:style-name="Source_20_Text"><text:span text:style-name="T57">v</text:span></text:span><text:span text:style-name="Source_20_Text"><text:span text:style-name="T58">alue</text:span></text:span><text:span text:style-name="Source_20_Text"><text:span text:style-name="T16">&gt;);</text:span></text:span><text:span text:style-name="Source_20_Text"><text:span text:style-name="T34"> </text:span></text:span><text:span text:style-name="Source_20_Text"><text:span text:style-name="T59">and</text:span></text:span><text:span text:style-name="Source_20_Text"><text:span text:style-name="T34"> </text:span></text:span><text:span text:style-name="Source_20_Text"><text:span text:style-name="T16">isWeakSet(&lt;</text:span></text:span><text:span text:style-name="Source_20_Text"><text:span text:style-name="T57">v</text:span></text:span><text:span text:style-name="Source_20_Text"><text:span text:style-name="T16">&gt;);</text:span></text:span></text:p>
            <text:p text:style-name="P23"><text:span text:style-name="Source_20_Text"><text:span text:style-name="T16">isNumber(&lt;</text:span></text:span><text:span text:style-name="Source_20_Text"><text:span text:style-name="T60">v</text:span></text:span><text:span text:style-name="Source_20_Text"><text:span text:style-name="T16">&gt;); <text:s/></text:span></text:span><text:span text:style-name="Source_20_Text"><text:span text:style-name="T61">and</text:span></text:span><text:span text:style-name="Source_20_Text"><text:span text:style-name="T16"> isNumeric(&lt;</text:span></text:span><text:span text:style-name="Source_20_Text"><text:span text:style-name="T60">v</text:span></text:span><text:span text:style-name="Source_20_Text"><text:span text:style-name="T16">&gt;);</text:span></text:span></text:p>
            <text:p text:style-name="P23"><text:span text:style-name="Source_20_Text"><text:span text:style-name="T16">isFloat(&lt;</text:span></text:span><text:span text:style-name="Source_20_Text"><text:span text:style-name="T60">v</text:span></text:span><text:span text:style-name="Source_20_Text"><text:span text:style-name="T62">al</text:span></text:span><text:span text:style-name="Source_20_Text"><text:span text:style-name="T16">&gt;); </text:span></text:span><text:span text:style-name="Source_20_Text"><text:span text:style-name="T61">and</text:span></text:span><text:span text:style-name="Source_20_Text"><text:span text:style-name="T63"> </text:span></text:span><text:span text:style-name="Source_20_Text"><text:span text:style-name="T16">isBigInt(&lt;</text:span></text:span><text:span text:style-name="Source_20_Text"><text:span text:style-name="T60">v</text:span></text:span><text:span text:style-name="Source_20_Text"><text:span text:style-name="T16">&gt;);</text:span></text:span></text:p>
            <text:p text:style-name="P24"><text:span text:style-name="Source_20_Text"><text:span text:style-name="T16">isString(&lt;</text:span></text:span><text:span text:style-name="Source_20_Text"><text:span text:style-name="T64">v</text:span></text:span><text:span text:style-name="Source_20_Text"><text:span text:style-name="T16">&gt;); </text:span></text:span><text:span text:style-name="Source_20_Text"><text:span text:style-name="T34"><text:s/></text:span></text:span><text:span text:style-name="Source_20_Text"><text:span text:style-name="T65">and </text:span></text:span><text:span text:style-name="Source_20_Text"><text:span text:style-name="T16">isChar(&lt;</text:span></text:span><text:span text:style-name="Source_20_Text"><text:span text:style-name="T64">v</text:span></text:span><text:span text:style-name="Source_20_Text"><text:span text:style-name="T62">al</text:span></text:span><text:span text:style-name="Source_20_Text"><text:span text:style-name="T16">&gt;);</text:span></text:span></text:p>
            <text:p text:style-name="P22"><text:span text:style-name="Source_20_Text"><text:span text:style-name="T16">isDate(&lt;</text:span></text:span><text:span text:style-name="Source_20_Text"><text:span text:style-name="T66">v</text:span></text:span><text:span text:style-name="Source_20_Text"><text:span text:style-name="T62">al</text:span></text:span><text:span text:style-name="Source_20_Text"><text:span text:style-name="T16">&gt;); <text:s/>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16">isError(&lt;</text:span></text:span><text:span text:style-name="Source_20_Text"><text:span text:style-name="T69">v</text:span></text:span><text:span text:style-name="Source_20_Text"><text:span text:style-name="T62">al</text:span></text:span><text:span text:style-name="Source_20_Text"><text:span text:style-name="T16">&gt;);</text:span></text:span></text:p>
            <text:p text:style-name="P25"><text:span text:style-name="Source_20_Text"><text:span text:style-name="T16">isRegexp(&lt;</text:span></text:span><text:span text:style-name="Source_20_Text"><text:span text:style-name="T70">v</text:span></text:span><text:span text:style-name="Source_20_Text"><text:span text:style-name="T16">&gt;); <text:s/></text:span></text:span><text:span text:style-name="Source_20_Text"><text:span text:style-name="T71">and</text:span></text:span><text:span text:style-name="Source_20_Text"><text:span text:style-name="T72"> </text:span></text:span><text:span text:style-name="Source_20_Text"><text:span text:style-name="T16">isSymbol(&lt;</text:span></text:span><text:span text:style-name="Source_20_Text"><text:span text:style-name="T70">v</text:span></text:span><text:span text:style-name="Source_20_Text"><text:span text:style-name="T16">&gt;);</text:span></text:span></text:p>
            <text:p text:style-name="P26"><text:span text:style-name="Source_20_Text"><text:span text:style-name="T16">isElement(&lt;</text:span></text:span><text:span text:style-name="Source_20_Text"><text:span text:style-name="T73">v</text:span></text:span><text:span text:style-name="Source_20_Text"><text:span text:style-name="T16">&gt;); </text:span></text:span><text:span text:style-name="Source_20_Text"><text:span text:style-name="T71">and </text:span></text:span><text:span text:style-name="Source_20_Text"><text:span text:style-name="T16">isObject(&lt;</text:span></text:span><text:span text:style-name="Source_20_Text"><text:span text:style-name="T73">v</text:span></text:span><text:span text:style-name="Source_20_Text"><text:span text:style-name="T16">&gt;);</text:span></text:span></text:p>
            <text:p text:style-name="P10"><text:span text:style-name="Source_20_Text"><text:span text:style-name="T16">isDataView(&lt;</text:span></text:span><text:span text:style-name="Source_20_Text"><text:span text:style-name="T74">v</text:span></text:span><text:span text:style-name="Source_20_Text"><text:span text:style-name="T62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Boolean(&lt;</text:span></text:span><text:span text:style-name="Source_20_Text"><text:span text:style-name="T74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0"><text:span text:style-name="Source_20_Text"><text:span text:style-name="T16">isNull(&lt;</text:span></text:span><text:span text:style-name="Source_20_Text"><text:span text:style-name="T75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Undefined(&lt;</text:span></text:span><text:span text:style-name="Source_20_Text"><text:span text:style-name="T75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27"><text:span text:style-name="Source_20_Text"><text:span text:style-name="T16">isNullOrUndefined(&lt;</text:span></text:span><text:span text:style-name="Source_20_Text"><text:span text:style-name="T75">v</text:span></text:span><text:span text:style-name="Source_20_Text"><text:span text:style-name="T76">alue</text:span></text:span><text:span text:style-name="Source_20_Text"><text:span text:style-name="T16">&gt;); </text:span></text:span></text:p>
            <text:p text:style-name="P27"><text:span text:style-name="Source_20_Text"><text:span text:style-name="T16">isNil(&lt;</text:span></text:span><text:span text:style-name="Source_20_Text"><text:span text:style-name="T75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5"><text:span text:style-name="Source_20_Text"><text:span text:style-name="T16">isPlainObject(&lt;value&gt;);</text:span></text:span></text:p>
            <text:p text:style-name="P27"><text:span text:style-name="Source_20_Text"><text:span text:style-name="T9">isTruthy(&lt;val</text:span></text:span><text:span text:style-name="Source_20_Text"><text:span text:style-name="T77">ue</text:span></text:span><text:span text:style-name="Source_20_Text"><text:span text:style-name="T9">&gt;);</text:span></text:span></text:p>
            <text:p text:style-name="P27"><text:span text:style-name="Source_20_Text"><text:span text:style-name="T9">isFalsy(&lt;</text:span></text:span><text:span text:style-name="Source_20_Text"><text:span text:style-name="T78">v</text:span></text:span><text:span text:style-name="Source_20_Text"><text:span text:style-name="T79">al</text:span></text:span><text:span text:style-name="Source_20_Text"><text:span text:style-name="T80">ue</text:span></text:span><text:span text:style-name="Source_20_Text"><text:span text:style-name="T9">&gt;);</text:span></text:span><text:span text:style-name="Source_20_Text"><text:span text:style-name="T16"> </text:span></text:span></text:p>
            <text:p text:style-name="P28"><text:span text:style-name="Source_20_Text"><text:span text:style-name="T16">isFunction(&lt;</text:span></text:span><text:span text:style-name="Source_20_Text"><text:span text:style-name="T81">v</text:span></text:span><text:span text:style-name="Source_20_Text"><text:span text:style-name="T16">&gt;); </text:span></text:span><text:span text:style-name="Source_20_Text"><text:span text:style-name="T82">+</text:span></text:span><text:span text:style-name="Source_20_Text"><text:span text:style-name="T16"> is</text:span></text:span><text:span text:style-name="Source_20_Text"><text:span text:style-name="T81">Callable</text:span></text:span><text:span text:style-name="Source_20_Text"><text:span text:style-name="T16">(&lt;</text:span></text:span><text:span text:style-name="Source_20_Text"><text:span text:style-name="T81">v</text:span></text:span><text:span text:style-name="Source_20_Text"><text:span text:style-name="T16">&gt;);</text:span></text:span></text:p>
            <text:p text:style-name="P29"><text:span text:style-name="Source_20_Text"><text:span text:style-name="T16">isConstructorFn</text:span></text:span><text:span text:style-name="Source_20_Text"><text:span text:style-name="T83">(&lt;value&gt;);</text:span></text:span></text:p>
            <text:p text:style-name="P26"><text:span text:style-name="Source_20_Text"><text:span text:style-name="T16">isGenerator</text:span></text:span><text:span text:style-name="Source_20_Text"><text:span text:style-name="T84">Fn</text:span></text:span><text:span text:style-name="Source_20_Text"><text:span text:style-name="T16">(&lt;</text:span></text:span><text:span text:style-name="Source_20_Text"><text:span text:style-name="T85">v</text:span></text:span><text:span text:style-name="Source_20_Text"><text:span text:style-name="T73">alue</text:span></text:span><text:span text:style-name="Source_20_Text"><text:span text:style-name="T16">&gt;);</text:span></text:span></text:p>
            <text:p text:style-name="P30"><text:span text:style-name="Source_20_Text"><text:span text:style-name="T16">isAsyncGeneratorFn(&lt;</text:span></text:span><text:span text:style-name="Source_20_Text"><text:span text:style-name="T85">v</text:span></text:span><text:span text:style-name="Source_20_Text"><text:span text:style-name="T73">alue</text:span></text:span><text:span text:style-name="Source_20_Text"><text:span text:style-name="T16">&gt;);</text:span></text:span></text:p>
            <text:p text:style-name="P26"><text:span text:style-name="Source_20_Text"><text:span text:style-name="T16">isAsync</text:span></text:span><text:span text:style-name="Source_20_Text"><text:span text:style-name="T86">Fn</text:span></text:span><text:span text:style-name="Source_20_Text"><text:span text:style-name="T16">(&lt;</text:span></text:span><text:span text:style-name="Source_20_Text"><text:span text:style-name="T85">v</text:span></text:span><text:span text:style-name="Source_20_Text"><text:span text:style-name="T73">alue</text:span></text:span><text:span text:style-name="Source_20_Text"><text:span text:style-name="T16">&gt;);</text:span></text:span></text:p>
            <text:p text:style-name="P31"><text:span text:style-name="Source_20_Text"><text:span text:style-name="T16">isArraylike(&lt;value&gt;);</text:span></text:span></text:p>
            <text:p text:style-name="P32"><text:span text:style-name="Source_20_Text"><text:span text:style-name="T16">isTypedArray(&lt;value&gt;);</text:span></text:span></text:p>
            <text:p text:style-name="P32"><text:span text:style-name="Source_20_Text"><text:span text:style-name="T16">isArrayBuffer(&lt;value&gt;);</text:span></text:span></text:p>
            <text:p text:style-name="P27"><text:span text:style-name="Source_20_Text"><text:span text:style-name="T16">isPrimitive(&lt;</text:span></text:span><text:span text:style-name="Source_20_Text"><text:span text:style-name="T87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7"><text:span text:style-name="Source_20_Text"><text:span text:style-name="T16">isPromise(&lt;</text:span></text:span><text:span text:style-name="Source_20_Text"><text:span text:style-name="T87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7"><text:span text:style-name="Source_20_Text"><text:span text:style-name="T16">isIterator(&lt;</text:span></text:span><text:span text:style-name="Source_20_Text"><text:span text:style-name="T88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7"><text:span text:style-name="Source_20_Text"><text:span text:style-name="T16">isIterable(&lt;</text:span></text:span><text:span text:style-name="Source_20_Text"><text:span text:style-name="T88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6"><text:span text:style-name="Source_20_Text"><text:span text:style-name="T16">isEmptyObject(&lt;value&gt;);</text:span></text:span></text:p>
            <text:p text:style-name="P26"><text:span text:style-name="Source_20_Text"><text:span text:style-name="T16">isEmptyArray(&lt;value&gt;);</text:span></text:span></text:p>
            <text:p text:style-name="P26"><text:span text:style-name="Source_20_Text"><text:span text:style-name="T16">isEmptyMap(&lt;value&gt;);</text:span></text:span></text:p>
            <text:p text:style-name="P26"><text:span text:style-name="Source_20_Text"><text:span text:style-name="T16">isEmptySet(&lt;value&gt;);</text:span></text:span></text:p>
            <text:p text:style-name="P26"><text:span text:style-name="Source_20_Text"><text:span text:style-name="T16">isEmptyIterator(&lt;value&gt;);</text:span></text:span></text:p>
            <text:p text:style-name="P15"><text:span text:style-name="Source_20_Text"><text:span text:style-name="T16">isSameObject(&lt;object1&gt;,&lt;object2&gt;);</text:span></text:span></text:p>
            <text:p text:style-name="P15"><text:span text:style-name="Source_20_Text"><text:span text:style-name="T16">isSameArray(&lt;array1&gt;,&lt;array2&gt;);</text:span></text:span></text:p>
            <text:p text:style-name="P15"><text:span text:style-name="Source_20_Text"><text:span text:style-name="T16">isSameMap(&lt;map1&gt;,&lt;map2&gt;);</text:span></text:span></text:p>
            <text:p text:style-name="P15"><text:span text:style-name="Source_20_Text"><text:span text:style-name="T16">isSameSet(&lt;set</text:span></text:span><text:span text:style-name="Source_20_Text"><text:span text:style-name="T89">1</text:span></text:span><text:span text:style-name="Source_20_Text"><text:span text:style-name="T16">&gt;,&lt;set2&gt;);</text:span></text:span></text:p>
            <text:p text:style-name="P15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4"><text:span text:style-name="Source_20_Text"><text:span text:style-name="T16">strProper</text:span></text:span><text:span text:style-name="Source_20_Text"><text:span text:style-name="T90">c</text:span></text:span><text:span text:style-name="Source_20_Text"><text:span text:style-name="T16">ase(&lt;</text:span></text:span><text:span text:style-name="Source_20_Text"><text:span text:style-name="T91">str</text:span></text:span><text:span text:style-name="Source_20_Text"><text:span text:style-name="T16">&gt;); </text:span></text:span><text:span text:style-name="Source_20_Text"><text:span text:style-name="T92">s</text:span></text:span><text:span text:style-name="Source_20_Text"><text:span text:style-name="T16">tr</text:span></text:span><text:span text:style-name="Source_20_Text"><text:span text:style-name="T93">T</text:span></text:span><text:span text:style-name="Source_20_Text"><text:span text:style-name="T94">itle</text:span></text:span><text:span text:style-name="Source_20_Text"><text:span text:style-name="T90">c</text:span></text:span><text:span text:style-name="Source_20_Text"><text:span text:style-name="T16">ase(&lt;</text:span></text:span><text:span text:style-name="Source_20_Text"><text:span text:style-name="T91">s</text:span></text:span><text:span text:style-name="Source_20_Text"><text:span text:style-name="T16">&gt;);</text:span></text:span></text:p>
            <text:p text:style-name="P34"><text:span text:style-name="Source_20_Text"><text:span text:style-name="T16">strCapitalize(&lt;</text:span></text:span><text:span text:style-name="Source_20_Text"><text:span text:style-name="T95">s</text:span></text:span><text:span text:style-name="Source_20_Text"><text:span text:style-name="T96">tring</text:span></text:span><text:span text:style-name="Source_20_Text"><text:span text:style-name="T16">&gt;);</text:span></text:span></text:p>
            <text:p text:style-name="P34"><text:span text:style-name="Source_20_Text"><text:span text:style-name="T16">strUpFirst(&lt;</text:span></text:span><text:span text:style-name="Source_20_Text"><text:span text:style-name="T91">str</text:span></text:span><text:span text:style-name="Source_20_Text"><text:span text:style-name="T16">&gt;); </text:span></text:span><text:span text:style-name="Source_20_Text"><text:span text:style-name="T26">+ </text:span></text:span><text:span text:style-name="Source_20_Text"><text:span text:style-name="T16">strDownFirst(&lt;</text:span></text:span><text:span text:style-name="Source_20_Text"><text:span text:style-name="T91">str</text:span></text:span><text:span text:style-name="Source_20_Text"><text:span text:style-name="T16">&gt;);</text:span></text:span></text:p>
            <text:p text:style-name="P34"><text:span text:style-name="Source_20_Text"><text:span text:style-name="T16">strReverse(&lt;</text:span></text:span><text:span text:style-name="Source_20_Text"><text:span text:style-name="T24">string</text:span></text:span><text:span text:style-name="Source_20_Text"><text:span text:style-name="T16">&gt;);</text:span></text:span></text:p>
            <text:p text:style-name="P35"><text:span text:style-name="Source_20_Text"><text:span text:style-name="T16">strCodePoints(&lt;string&gt;);</text:span></text:span></text:p>
            <text:p text:style-name="P35"><text:span text:style-name="Source_20_Text"><text:span text:style-name="T16">strFromCodePoints(&lt;</text:span></text:span><text:span text:style-name="Source_20_Text"><text:span text:style-name="T97">collection</text:span></text:span><text:span text:style-name="Source_20_Text"><text:span text:style-name="T16">&gt;);</text:span></text:span></text:p>
            <text:p text:style-name="P35"><text:span text:style-name="Source_20_Text"><text:span text:style-name="T16">strAt(&lt;</text:span></text:span><text:span text:style-name="Source_20_Text"><text:span text:style-name="T98">str</text:span></text:span><text:span text:style-name="Source_20_Text"><text:span text:style-name="T46">ing</text:span></text:span><text:span text:style-name="Source_20_Text"><text:span text:style-name="T16">&gt;,&lt;index&gt;[,newChar]);</text:span></text:span></text:p>
            <text:p text:style-name="P34"><text:span text:style-name="Source_20_Text"><text:span text:style-name="T16">strSplice(&lt;</text:span></text:span><text:span text:style-name="Source_20_Text"><text:span text:style-name="T98">str</text:span></text:span><text:span text:style-name="Source_20_Text"><text:span text:style-name="T16">&gt;,&lt;index&gt;,&lt;count&gt;[,add</text:span></text:span><text:span text:style-name="Source_20_Text"><text:span text:style-name="T99">]);</text:span></text:span></text:p>
            <text:p text:style-name="P35"><text:span text:style-name="Source_20_Text"><text:span text:style-name="T16">str</text:span></text:span><text:span text:style-name="Source_20_Text"><text:span text:style-name="T100">HTML</text:span></text:span><text:span text:style-name="Source_20_Text"><text:span text:style-name="T16">RemoveTags(&lt;string&gt;);<text:line-break/>strHTMLEscape(&lt;</text:span></text:span><text:span text:style-name="Source_20_Text"><text:span text:style-name="T24">string</text:span></text:span><text:span text:style-name="Source_20_Text"><text:span text:style-name="T16">&gt;);</text:span></text:span></text:p>
            <text:p text:style-name="P35"><text:span text:style-name="Source_20_Text"><text:span text:style-name="T16">strHTML</text:span></text:span><text:span text:style-name="Source_20_Text"><text:span text:style-name="T101">Un</text:span></text:span><text:span text:style-name="Source_20_Text"><text:span text:style-name="T16">Escape(&lt;</text:span></text:span><text:span text:style-name="Source_20_Text"><text:span text:style-name="T24">string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3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7"><text:span text:style-name="Source_20_Text"><text:span text:style-name="T102">Collections </text:span></text:span><text:span text:style-name="Source_20_Text"><text:span text:style-name="T103">API</text:span></text:span></text:p>
          </table:table-cell>
          <table:covered-table-cell/>
          <table:table-cell table:style-name="Table4.C1" office:value-type="string">
            <text:p text:style-name="P38">Polyfills</text:p>
          </table:table-cell>
        </table:table-row>
        <table:table-row>
          <table:table-cell table:style-name="Table4.A2" table:number-rows-spanned="3" office:value-type="string">
            <text:p text:style-name="P39"><text:span text:style-name="Source_20_Text"><text:span text:style-name="T104"/></text:span></text:p>
            <text:p text:style-name="P39"><text:span text:style-name="Source_20_Text"><text:span text:style-name="T104">arrayCreate([length=0]);</text:span></text:span></text:p>
            <text:p text:style-name="P39"><text:span text:style-name="Source_20_Text"><text:span text:style-name="T104"/></text:span></text:p>
            <text:p text:style-name="P39"><text:span text:style-name="Source_20_Text"><text:span text:style-name="T104">arrayDeepClone(&lt;array&gt;);</text:span></text:span></text:p>
            <text:p text:style-name="P39"><text:span text:style-name="Source_20_Text"><text:span text:style-name="T104"/></text:span></text:p>
            <text:p text:style-name="P39"><text:span text:style-name="Source_20_Text"><text:span text:style-name="T104">arrayMerge(&lt;targe</text:span></text:span><text:span text:style-name="Source_20_Text"><text:span text:style-name="T105">t</text:span></text:span><text:span text:style-name="Source_20_Text"><text:span text:style-name="T104">&gt;,&lt;s</text:span></text:span><text:span text:style-name="Source_20_Text"><text:span text:style-name="T106">ou</text:span></text:span><text:span text:style-name="Source_20_Text"><text:span text:style-name="T105">r</text:span></text:span><text:span text:style-name="Source_20_Text"><text:span text:style-name="T104">c</text:span></text:span><text:span text:style-name="Source_20_Text"><text:span text:style-name="T106">e</text:span></text:span><text:span text:style-name="Source_20_Text"><text:span text:style-name="T104">1&gt;[,</text:span></text:span><text:span text:style-name="Source_20_Text"><text:span text:style-name="T105">s</text:span></text:span><text:span text:style-name="Source_20_Text"><text:span text:style-name="T106">ou</text:span></text:span><text:span text:style-name="Source_20_Text"><text:span text:style-name="T105">r</text:span></text:span><text:span text:style-name="Source_20_Text"><text:span text:style-name="T106">ce</text:span></text:span><text:span text:style-name="Source_20_Text"><text:span text:style-name="T104">N]);</text:span></text:span></text:p>
            <text:p text:style-name="P40"><text:span text:style-name="Source_20_Text"><text:span text:style-name="T104"/></text:span></text:p>
            <text:p text:style-name="P40"><text:span text:style-name="Source_20_Text"><text:span text:style-name="T104">arrayUnique(&lt;collection&gt;);</text:span></text:span></text:p>
            <text:p text:style-name="P40"><text:span text:style-name="Source_20_Text"><text:span text:style-name="T107"/></text:span></text:p>
            <text:p text:style-name="P40"><text:span text:style-name="Source_20_Text"><text:span text:style-name="T107">arrayAdd</text:span></text:span><text:span text:style-name="Source_20_Text"><text:span text:style-name="T104">(&lt;array&gt;,&lt;value&gt;);</text:span></text:span></text:p>
            <text:p text:style-name="P40"><text:span text:style-name="Source_20_Text"><text:span text:style-name="T104"/></text:span></text:p>
            <text:p text:style-name="P40"><text:span text:style-name="Source_20_Text"><text:span text:style-name="T104">arrayClear(&lt;array&gt;); </text:span></text:span></text:p>
            <text:p text:style-name="P40"><text:span text:style-name="Source_20_Text"><text:span text:style-name="T108"/></text:span></text:p>
            <text:p text:style-name="P40"><text:span text:style-name="Source_20_Text"><text:span text:style-name="T108">arrayRemove(&lt;array&gt;,&lt;value&gt;[,all</text:span></text:span><text:span text:style-name="Source_20_Text"><text:span text:style-name="T109">=false</text:span></text:span><text:span text:style-name="Source_20_Text"><text:span text:style-name="T108">]);</text:span></text:span></text:p>
            <text:p text:style-name="P41"><text:span text:style-name="Source_20_Text"><text:span text:style-name="T108">arrayRemove</text:span></text:span><text:span text:style-name="Source_20_Text"><text:span text:style-name="T110">By</text:span></text:span><text:span text:style-name="Source_20_Text"><text:span text:style-name="T108">(&lt;array&gt;,&lt;</text:span></text:span><text:span text:style-name="Source_20_Text"><text:span text:style-name="T110">callback</text:span></text:span><text:span text:style-name="Source_20_Text"><text:span text:style-name="T108">&gt;[,all</text:span></text:span><text:span text:style-name="Source_20_Text"><text:span text:style-name="T109">=false</text:span></text:span><text:span text:style-name="Source_20_Text"><text:span text:style-name="T108">]);</text:span></text:span></text:p>
            <text:p text:style-name="P42"><text:span text:style-name="Source_20_Text"><text:span text:style-name="T111"/></text:span></text:p>
            <text:p text:style-name="P42"><text:span text:style-name="Source_20_Text"><text:span text:style-name="T111">arrayRange([start=0[,end=</text:span></text:span><text:span text:style-name="Source_20_Text"><text:span text:style-name="T112">99</text:span></text:span><text:span text:style-name="Source_20_Text"><text:span text:style-name="T111">[,step=1]]]);</text:span></text:span></text:p>
            <text:p text:style-name="P43"><text:span text:style-name="Source_20_Text"><text:span text:style-name="T113">iterRange([start=0[,step=1[,end=Infinity]]]);</text:span></text:span></text:p>
            <text:p text:style-name="P43"><text:span text:style-name="Source_20_Text"><text:span text:style-name="T113"/></text:span></text:p>
            <text:p text:style-name="P44"><text:span text:style-name="Source_20_Text"><text:span text:style-name="T9">arrayCycle(&lt;collection&gt;[,n</text:span></text:span><text:span text:style-name="Source_20_Text"><text:span text:style-name="T114">=100</text:span></text:span><text:span text:style-name="Source_20_Text"><text:span text:style-name="T9">]);</text:span></text:span></text:p>
            <text:p text:style-name="P43"><text:span text:style-name="Source_20_Text"><text:span text:style-name="T113">iterCycle(&lt;iter&gt;[,n</text:span></text:span><text:span text:style-name="Source_20_Text"><text:span text:style-name="T115">=Infinity</text:span></text:span><text:span text:style-name="Source_20_Text"><text:span text:style-name="T113">]);</text:span></text:span></text:p>
            <text:p text:style-name="P43"><text:span text:style-name="Source_20_Text"><text:span text:style-name="T9"/></text:span></text:p>
            <text:p text:style-name="P44"><text:span text:style-name="Source_20_Text"><text:span text:style-name="T9">arrayRepeat(&lt;value&gt;[,n</text:span></text:span><text:span text:style-name="Source_20_Text"><text:span text:style-name="T116">=100</text:span></text:span><text:span text:style-name="Source_20_Text"><text:span text:style-name="T9">]);</text:span></text:span></text:p>
            <text:p text:style-name="P43"><text:span text:style-name="Source_20_Text"><text:span text:style-name="T9">iterRepeat(&lt;value&gt;[,n</text:span></text:span><text:span text:style-name="Source_20_Text"><text:span text:style-name="T115">=Infinity</text:span></text:span><text:span text:style-name="Source_20_Text"><text:span text:style-name="T9">]);</text:span></text:span></text:p>
            <text:p text:style-name="P43"><text:span text:style-name="Source_20_Text"><text:span text:style-name="T117"/></text:span></text:p>
            <text:p text:style-name="P45"><text:span text:style-name="Source_20_Text"><text:span text:style-name="T113">slice(&lt;collection&gt;[,begin=0[,end=Infinity]]);</text:span></text:span></text:p>
            <text:p text:style-name="P46"><text:span text:style-name="Source_20_Text"><text:span text:style-name="T113"/></text:span></text:p>
            <text:p text:style-name="P46"><text:span text:style-name="Source_20_Text"><text:span text:style-name="T113">withOut(&lt;collection&gt;,&lt;filterCollection&gt;);</text:span></text:span></text:p>
            <text:p text:style-name="P47"><text:span text:style-name="Source_20_Text"><text:span text:style-name="T9"/></text:span></text:p>
            <text:p text:style-name="P47"><text:span text:style-name="Source_20_Text"><text:span text:style-name="T9">reduce(&lt;collection&gt;,&lt;callback&gt;[,initialvalue]);</text:span></text:span></text:p>
            <text:p text:style-name="P48"><text:span text:style-name="Source_20_Text"/></text:p>
            <text:p text:style-name="P48"><text:span text:style-name="Source_20_Text"><text:span text:style-name="T9">take(&lt;collection&gt;[,n</text:span></text:span><text:span text:style-name="Source_20_Text"><text:span text:style-name="T118">=1</text:span></text:span><text:span text:style-name="Source_20_Text"><text:span text:style-name="T9">]);</text:span></text:span></text:p>
            <text:p text:style-name="P48"><text:span text:style-name="Source_20_Text"><text:span text:style-name="T9">takeWhile(&lt;collection&gt;,&lt;callback&gt;);</text:span></text:span></text:p>
            <text:p text:style-name="P48"><text:span text:style-name="Source_20_Text"><text:span text:style-name="T9">takeRight(&lt;collec</text:span></text:span><text:span text:style-name="Source_20_Text"><text:span text:style-name="T113">tion</text:span></text:span><text:span text:style-name="Source_20_Text"><text:span text:style-name="T9">&gt;[,n</text:span></text:span><text:span text:style-name="Source_20_Text"><text:span text:style-name="T118">=1</text:span></text:span><text:span text:style-name="Source_20_Text"><text:span text:style-name="T9">]);</text:span></text:span></text:p>
            <text:p text:style-name="P48"><text:span text:style-name="Source_20_Text"><text:span text:style-name="T9">takeRightWhile(&lt;collec</text:span></text:span><text:span text:style-name="Source_20_Text"><text:span text:style-name="T119">tion</text:span></text:span><text:span text:style-name="Source_20_Text"><text:span text:style-name="T9">&gt;,&lt;callback&gt;);</text:span></text:span></text:p>
            <text:p text:style-name="P49"><text:span text:style-name="Source_20_Text"><text:span text:style-name="T9"/></text:span></text:p>
            <text:p text:style-name="P49"><text:span text:style-name="Source_20_Text"><text:span text:style-name="T9">drop(&lt;collection&gt;[,n</text:span></text:span><text:span text:style-name="Source_20_Text"><text:span text:style-name="T118">=1</text:span></text:span><text:span text:style-name="Source_20_Text"><text:span text:style-name="T9">]);</text:span></text:span><text:span text:style-name="Source_20_Text"><text:span text:style-name="T120"> </text:span></text:span></text:p>
            <text:p text:style-name="P49"><text:span text:style-name="Source_20_Text"><text:span text:style-name="T9">dropWhile(&lt;collection&gt;,&lt;callback&gt;);</text:span></text:span></text:p>
            <text:p text:style-name="P50"><text:span text:style-name="Source_20_Text"><text:span text:style-name="T9">dropRight(&lt;collec</text:span></text:span><text:span text:style-name="Source_20_Text"><text:span text:style-name="T119">tion</text:span></text:span><text:span text:style-name="Source_20_Text"><text:span text:style-name="T9">&gt;[,n</text:span></text:span><text:span text:style-name="Source_20_Text"><text:span text:style-name="T118">=1</text:span></text:span><text:span text:style-name="Source_20_Text"><text:span text:style-name="T9">]);</text:span></text:span></text:p>
            <text:p text:style-name="P50"><text:span text:style-name="Source_20_Text"><text:span text:style-name="T9">dropRightWhile(&lt;collec</text:span></text:span><text:span text:style-name="Source_20_Text"><text:span text:style-name="T113">tion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2"><text:span text:style-name="Source_20_Text"><text:span text:style-name="T121">forEach</text:span></text:span><text:span text:style-name="Source_20_Text"><text:span text:style-name="T113">(&lt;collec</text:span></text:span><text:span text:style-name="Source_20_Text"><text:span text:style-name="T122">t</text:span></text:span><text:span text:style-name="Source_20_Text"><text:span text:style-name="T123">ion</text:span></text:span><text:span text:style-name="Source_20_Text"><text:span text:style-name="T113">&gt;,&lt;callback&gt;);</text:span></text:span></text:p>
            <text:p text:style-name="P51"><text:span text:style-name="Source_20_Text"><text:span text:style-name="T124">map(&lt;collection&gt;,&lt;callback&gt;);</text:span></text:span></text:p>
            <text:p text:style-name="P48"><text:span text:style-name="Source_20_Text"><text:span text:style-name="T113">enumerate(&lt;collection&gt;[,offset=0]);</text:span></text:span></text:p>
            <text:p text:style-name="P52"><text:span text:style-name="Source_20_Text"><text:span text:style-name="T125">entries</text:span></text:span><text:span text:style-name="Source_20_Text"><text:span text:style-name="T113">(&lt;collection&gt;[,offset=0]);</text:span></text:span></text:p>
            <text:p text:style-name="P48"><text:span text:style-name="Source_20_Text"><text:span text:style-name="T9">size(&lt;collec</text:span></text:span><text:span text:style-name="Source_20_Text"><text:span text:style-name="T126">tion</text:span></text:span><text:span text:style-name="Source_20_Text"><text:span text:style-name="T9">&gt;);</text:span></text:span></text:p>
            <text:p text:style-name="P48"><text:span text:style-name="Source_20_Text"/></text:p>
            <text:p text:style-name="P53"><text:span text:style-name="Source_20_Text"><text:span text:style-name="T9">every(&lt;collec</text:span></text:span><text:span text:style-name="Source_20_Text"><text:span text:style-name="T127">tion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53"><text:span text:style-name="Source_20_Text"><text:span text:style-name="T9">some(&lt;collec</text:span></text:span><text:span text:style-name="Source_20_Text"><text:span text:style-name="T127">tion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text:span text:style-name="Source_20_Text"><text:span text:style-name="T129"> </text:span></text:span></text:p>
            <text:p text:style-name="P53"><text:span text:style-name="Source_20_Text"><text:span text:style-name="T113">none(&lt;collec</text:span></text:span><text:span text:style-name="Source_20_Text"><text:span text:style-name="T127">tion</text:span></text:span><text:span text:style-name="Source_20_Text"><text:span text:style-name="T113">&gt;,&lt;</text:span></text:span><text:span text:style-name="Source_20_Text"><text:span text:style-name="T128">callback</text:span></text:span><text:span text:style-name="Source_20_Text"><text:span text:style-name="T113">&gt;);</text:span></text:span></text:p>
            <text:p text:style-name="P48"><text:span text:style-name="Source_20_Text"/></text:p>
            <text:p text:style-name="P48"><text:span text:style-name="Source_20_Text"><text:span text:style-name="T9">includes(&lt;collec</text:span></text:span><text:span text:style-name="Source_20_Text"><text:span text:style-name="T126">tion</text:span></text:span><text:span text:style-name="Source_20_Text"><text:span text:style-name="T9">&gt;,&lt;value&gt;);</text:span></text:span></text:p>
            <text:p text:style-name="P54"><text:span text:style-name="Source_20_Text"><text:span text:style-name="T130">contains</text:span></text:span><text:span text:style-name="Source_20_Text"><text:span text:style-name="T9">(&lt;collec</text:span></text:span><text:span text:style-name="Source_20_Text"><text:span text:style-name="T126">tion</text:span></text:span><text:span text:style-name="Source_20_Text"><text:span text:style-name="T9">&gt;,&lt;value&gt;);</text:span></text:span></text:p>
            <text:p text:style-name="P48"><text:span text:style-name="Source_20_Text"/></text:p>
            <text:p text:style-name="P48"><text:span text:style-name="Source_20_Text"><text:span text:style-name="T9">find(&lt;</text:span></text:span><text:span text:style-name="Source_20_Text"><text:span text:style-name="T131">collection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48"><text:span text:style-name="Source_20_Text"><text:span text:style-name="T9">findLast(&lt;collection&gt;,&lt;callback&gt;);</text:span></text:span></text:p>
            <text:p text:style-name="P48"><text:span text:style-name="Source_20_Text"/></text:p>
            <text:p text:style-name="P48"><text:span text:style-name="Source_20_Text"><text:span text:style-name="T9">filter(&lt;</text:span></text:span><text:span text:style-name="Source_20_Text"><text:span text:style-name="T131">collection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55"><text:span text:style-name="Source_20_Text"><text:span text:style-name="T132">reject(&lt;</text:span></text:span><text:span text:style-name="Source_20_Text"><text:span text:style-name="T131">collection</text:span></text:span><text:span text:style-name="Source_20_Text"><text:span text:style-name="T132">&gt;,&lt;</text:span></text:span><text:span text:style-name="Source_20_Text"><text:span text:style-name="T128">callback</text:span></text:span><text:span text:style-name="Source_20_Text"><text:span text:style-name="T132">&gt;);</text:span></text:span></text:p>
            <text:p text:style-name="P56"><text:span text:style-name="Source_20_Text"><text:span text:style-name="T133">p</text:span></text:span><text:span text:style-name="Source_20_Text"><text:span text:style-name="T134">artition(&lt;collection&gt;,&lt;</text:span></text:span><text:span text:style-name="Source_20_Text"><text:span text:style-name="T135">c</text:span></text:span><text:span text:style-name="Source_20_Text"><text:span text:style-name="T136">all</text:span></text:span><text:span text:style-name="Source_20_Text"><text:span text:style-name="T135">b</text:span></text:span><text:span text:style-name="Source_20_Text"><text:span text:style-name="T136">ack</text:span></text:span><text:span text:style-name="Source_20_Text"><text:span text:style-name="T134">&gt;);</text:span></text:span></text:p>
            <text:p text:style-name="P57"><text:span text:style-name="Source_20_Text"/></text:p>
            <text:p text:style-name="P58"><text:span text:style-name="Source_20_Text"><text:span text:style-name="T137">shuffle(&lt;collection&gt;);</text:span></text:span></text:p>
            <text:p text:style-name="P59"><text:span text:style-name="Source_20_Text"><text:span text:style-name="T104">min(&lt;</text:span></text:span><text:span text:style-name="Source_20_Text"><text:span text:style-name="T138">value1&gt;[,valueN]</text:span></text:span><text:span text:style-name="Source_20_Text"><text:span text:style-name="T104">);</text:span></text:span></text:p>
            <text:p text:style-name="P60"><text:span text:style-name="Source_20_Text"><text:span text:style-name="T139">max(&lt;</text:span></text:span><text:span text:style-name="Source_20_Text"><text:span text:style-name="T138">value1&gt;[,valueN]</text:span></text:span><text:span text:style-name="Source_20_Text"><text:span text:style-name="T139">);</text:span></text:span></text:p>
            <text:p text:style-name="P61"><text:span text:style-name="Source_20_Text"><text:span text:style-name="T140">sort(&lt;collection&gt;</text:span></text:span><text:span text:style-name="Source_20_Text"><text:span text:style-name="T141">[</text:span></text:span><text:span text:style-name="Source_20_Text"><text:span text:style-name="T140">,number</text:span></text:span><text:span text:style-name="Source_20_Text"><text:span text:style-name="T142">s=false</text:span></text:span><text:span text:style-name="Source_20_Text"><text:span text:style-name="T141">]</text:span></text:span><text:span text:style-name="Source_20_Text"><text:span text:style-name="T140">);</text:span></text:span></text:p>
            <text:p text:style-name="P61"><text:span text:style-name="Source_20_Text"><text:span text:style-name="T143">reverse(&lt;collec</text:span></text:span><text:span text:style-name="Source_20_Text"><text:span text:style-name="T126">tion</text:span></text:span><text:span text:style-name="Source_20_Text"><text:span text:style-name="T131">&gt;</text:span></text:span><text:span text:style-name="Source_20_Text"><text:span text:style-name="T143">);</text:span></text:span></text:p>
            <text:p text:style-name="P25"><text:span text:style-name="Source_20_Text"/></text:p>
            <text:p text:style-name="P25"><text:span text:style-name="Source_20_Text"><text:span text:style-name="T9">zip(&lt;collection1&gt;[,collectionN]);</text:span></text:span></text:p>
            <text:p text:style-name="P62"><text:span text:style-name="Source_20_Text"><text:span text:style-name="T144">unzip(&lt;collection&gt;);</text:span></text:span></text:p>
            <text:p text:style-name="P62"><text:span text:style-name="Source_20_Text"><text:span text:style-name="T144">zipObj(&lt;collection1&gt;,&lt;collection2&gt;);</text:span></text:span></text:p>
            <text:p text:style-name="P62"><text:span text:style-name="Source_20_Text"><text:span text:style-name="T144"/></text:span></text:p>
            <text:p text:style-name="P63"><text:span text:style-name="Source_20_Text"><text:span text:style-name="T9">item(&lt;collection&gt;,&lt;index&gt;);</text:span></text:span></text:p>
            <text:p text:style-name="P64"><text:span text:style-name="Source_20_Text"><text:span text:style-name="T145">nth(&lt;collection&gt;,&lt;index&gt;);</text:span></text:span></text:p>
            <text:p text:style-name="P65"><text:span text:style-name="Source_20_Text"><text:span text:style-name="T9">first(&lt;collec</text:span></text:span><text:span text:style-name="Source_20_Text"><text:span text:style-name="T126">tion</text:span></text:span><text:span text:style-name="Source_20_Text"><text:span text:style-name="T9">&gt;);</text:span></text:span></text:p>
            <text:p text:style-name="P65"><text:span text:style-name="Source_20_Text"><text:span text:style-name="T146">head(&lt;col</text:span></text:span><text:span text:style-name="Source_20_Text"><text:span text:style-name="T147">lection</text:span></text:span><text:span text:style-name="Source_20_Text"><text:span text:style-name="T146">&gt;);</text:span></text:span></text:p>
            <text:p text:style-name="P66"><text:span text:style-name="Source_20_Text"><text:span text:style-name="T104">last(&lt;collec</text:span></text:span><text:span text:style-name="Source_20_Text"><text:span text:style-name="T148">tion</text:span></text:span><text:span text:style-name="Source_20_Text"><text:span text:style-name="T104">&gt;);</text:span></text:span></text:p>
            <text:p text:style-name="P67">initial(&lt;collection&gt;);</text:p>
            <text:p text:style-name="P68"><text:span text:style-name="Source_20_Text"><text:span text:style-name="T9">tail(&lt;collection&gt;);</text:span></text:span></text:p>
            <text:p text:style-name="P48"><text:span text:style-name="Source_20_Text"><text:span text:style-name="T149">flat(&lt;collection&gt;);</text:span></text:span></text:p>
            <text:p text:style-name="P48"><text:span text:style-name="Source_20_Text"><text:span text:style-name="T9">concat(&lt;collection1&gt;[,collectionN]);</text:span></text:span></text:p>
            <text:p text:style-name="P69"><text:span text:style-name="Source_20_Text"><text:span text:style-name="T124">join(&lt;collection&gt;[,separator</text:span></text:span><text:span text:style-name="Source_20_Text"><text:span text:style-name="T150">=","</text:span></text:span><text:span text:style-name="Source_20_Text"><text:span text:style-name="T124">]);</text:span></text:span></text:p>
          </table:table-cell>
          <table:table-cell table:style-name="Table4.C2" office:value-type="string">
            <text:p text:style-name="P70"><text:span text:style-name="Source_20_Text"><text:span text:style-name="T104"/></text:span></text:p>
            <text:p text:style-name="P71"><text:span text:style-name="Source_20_Text"><text:span text:style-name="T104">Array.fromAsync(); </text:span></text:span></text:p>
            <text:p text:style-name="P71"><text:span text:style-name="Source_20_Text"><text:span text:style-name="T104"><text:line-break/>Array.prototype.toReversed();</text:span></text:span></text:p>
            <text:p text:style-name="P70"><text:span text:style-name="Source_20_Text"><text:span text:style-name="T104"/></text:span></text:p>
            <text:p text:style-name="P70"><text:span text:style-name="Source_20_Text"><text:span text:style-name="T104">Array.prototype.toSorted();</text:span></text:span></text:p>
            <text:p text:style-name="P70"><text:span text:style-name="Source_20_Text"><text:span text:style-name="T104"/></text:span></text:p>
            <text:p text:style-name="P70"><text:span text:style-name="Source_20_Text"><text:span text:style-name="T104">Array.prototype.toSpliced();</text:span></text:span></text:p>
            <text:p text:style-name="P70"><text:span text:style-name="Source_20_Text"><text:span text:style-name="T104"/></text:span></text:p>
            <text:p text:style-name="P70"><text:span text:style-name="Source_20_Text"><text:span text:style-name="T104">Array.prototype.with();</text:span></text:span></text:p>
            <text:p text:style-name="P72"><text:span text:style-name="Source_20_Text"><text:span text:style-name="T104"/></text:span></text:p>
            <text:p text:style-name="P72"><text:span text:style-name="Source_20_Text"><text:span text:style-name="T104">crypto.randomUUID();</text:span></text:span></text:p>
            <text:p text:style-name="P72"><text:span text:style-name="Source_20_Text"><text:span text:style-name="T104"/></text:span></text:p>
            <text:p text:style-name="P72"><text:span text:style-name="Source_20_Text"><text:span text:style-name="T104">globalThis;</text:span></text:span></text:p>
            <text:p text:style-name="P72"><text:span text:style-name="Source_20_Text"><text:span text:style-name="T104"/></text:span></text:p>
            <text:p text:style-name="P72"><text:span text:style-name="Source_20_Text"><text:span text:style-name="T104">Map.groupBy();</text:span></text:span></text:p>
            <text:p text:style-name="P73"><text:span text:style-name="Source_20_Text"><text:span text:style-name="T104"/></text:span></text:p>
            <text:p text:style-name="P72"><text:span text:style-name="Source_20_Text"><text:span text:style-name="T151">Object.groupBy();</text:span></text:span></text:p>
            <text:p text:style-name="P72"><text:span text:style-name="Source_20_Text"><text:span text:style-name="T104"/></text:span></text:p>
            <text:p text:style-name="P72"><text:span text:style-name="Source_20_Text"><text:span text:style-name="T104">Object</text:span></text:span><text:span text:style-name="Source_20_Text"><text:span text:style-name="T152">.</text:span></text:span><text:span text:style-name="Source_20_Text"><text:span text:style-name="T153">hasOwn();</text:span></text:span></text:p>
            <text:p text:style-name="P72"><text:span text:style-name="Source_20_Text"><text:span text:style-name="T104"/></text:span></text:p>
            <text:p text:style-name="P74"><text:span text:style-name="Source_20_Text"><text:span text:style-name="T154">TypedArray.prototype.toReversed();</text:span></text:span><text:span text:style-name="T9"/></text:p>
            <text:p text:style-name="P74"><text:span text:style-name="Source_20_Text"><text:span text:style-name="T154"/></text:span></text:p>
            <text:p text:style-name="P74"><text:span text:style-name="Source_20_Text"><text:span text:style-name="T154">TypedArray.prototype.toSorted();</text:span></text:span><text:span text:style-name="T9"/></text:p>
            <text:p text:style-name="P74"><text:span text:style-name="Source_20_Text"><text:span text:style-name="T154"/></text:span></text:p>
            <text:p text:style-name="P74"><text:span text:style-name="Source_20_Text"><text:span text:style-name="T154">TypedArray.prototype.with();</text:span></text:span></text:p>
            <text:p text:style-name="P74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75"><text:span text:style-name="T155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76"><text:span text:style-name="Source_20_Text"><text:span text:style-name="T104"/></text:span></text:p>
            <text:p text:style-name="P76"><text:span text:style-name="Source_20_Text"><text:span text:style-name="T104">BigInt.prototype.toJSON();</text:span></text:span></text:p>
            <text:p text:style-name="P77"><text:span text:style-name="Source_20_Text"><text:span text:style-name="T156"/></text:span></text:p>
            <text:p text:style-name="P77"><text:span text:style-name="Source_20_Text"><text:span text:style-name="T157">window.</text:span></text:span><text:span text:style-name="Source_20_Text"><text:span text:style-name="T156">A</text:span></text:span><text:span text:style-name="Source_20_Text"><text:span text:style-name="T104">syncFunction</text:span></text:span><text:span text:style-name="Source_20_Text"><text:span text:style-name="T156">();</text:span></text:span></text:p>
            <text:p text:style-name="P77"><text:span text:style-name="Source_20_Text"><text:span text:style-name="T104"/></text:span></text:p>
            <text:p text:style-name="P77"><text:span text:style-name="Source_20_Text"><text:span text:style-name="T157">window.</text:span></text:span><text:span text:style-name="Source_20_Text"><text:span text:style-name="T104">GeneratorFunction();</text:span></text:span></text:p>
            <text:p text:style-name="P77"><text:span text:style-name="Source_20_Text"><text:span text:style-name="T104"/></text:span></text:p>
          </table:table-cell>
        </table:table-row>
      </table:table>
      <text:p text:style-name="P78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9">Math <text:span text:style-name="T13">API</text:span></text:p>
          </table:table-cell>
          <table:covered-table-cell/>
          <table:table-cell table:style-name="Table2.C1" office:value-type="string">
            <text:p text:style-name="P80">Abstract <text:span text:style-name="T13">API</text:span></text:p>
          </table:table-cell>
        </table:table-row>
        <table:table-row>
          <table:table-cell table:style-name="Table2.A2" table:number-rows-spanned="2" office:value-type="string">
            <text:p text:style-name="P81"/>
            <text:p text:style-name="P81">sum(&lt;value1&gt;[,valueN]);</text:p>
            <text:p text:style-name="P81">avg(&lt;value1&gt;[,valueN]);</text:p>
            <text:p text:style-name="P81">product(&lt;value1&gt;[,valueN]);</text:p>
            <text:p text:style-name="P81"/>
            <text:p text:style-name="P81">clamp(&lt;value&gt;,&lt;min&gt;,&lt;max&gt;);</text:p>
            <text:p text:style-name="P82"><text:span text:style-name="T158">minmax</text:span>(&lt;value&gt;,&lt;min&gt;,&lt;max&gt;);</text:p>
            <text:p text:style-name="P81"/>
            <text:p text:style-name="P83">isEven(&lt;value&gt;);</text:p>
            <text:p text:style-name="P83">isOdd(&lt;val<text:span text:style-name="T159">ue</text:span>&gt;);</text:p>
            <text:p text:style-name="P83"/>
            <text:p text:style-name="P84"><text:span text:style-name="Source_20_Text"><text:span text:style-name="T16">randomInt([max]);</text:span></text:span></text:p>
            <text:p text:style-name="P85"><text:span text:style-name="Source_20_Text"><text:span text:style-name="T16">randomInt(&lt;min&gt;,&lt;max&gt;);</text:span></text:span></text:p>
            <text:p text:style-name="P85"><text:span text:style-name="Source_20_Text"/></text:p>
            <text:p text:style-name="P84"><text:span text:style-name="Source_20_Text"><text:span text:style-name="T160">randomFloat([max]);</text:span></text:span></text:p>
            <text:p text:style-name="P85"><text:span text:style-name="Source_20_Text"><text:span text:style-name="T160">randomFloat(&lt;min&gt;,&lt;max&gt;);</text:span></text:span></text:p>
            <text:p text:style-name="P84"><text:span text:style-name="Source_20_Text"/></text:p>
            <text:p text:style-name="P84"><text:span text:style-name="Source_20_Text"><text:span text:style-name="T16">inRange(&lt;value&gt;,&lt;min&gt;,&lt;max&gt;);</text:span></text:span></text:p>
            <text:p text:style-name="P84"><text:span text:style-name="Source_20_Text"/></text:p>
            <text:p text:style-name="P84"><text:span text:style-name="Source_20_Text"><text:span text:style-name="T161">signbit(&lt;value&gt;);</text:span></text:span></text:p>
            <text:p text:style-name="P86"/>
          </table:table-cell>
          <table:table-cell table:style-name="Table2.B2" office:value-type="string">
            <text:p text:style-name="P81"/>
            <text:p text:style-name="P87"><text:span text:style-name="T162">t</text:span>oInt8(&lt;value&gt;);</text:p>
            <text:p text:style-name="P87">toInt16(&lt;value&gt;);</text:p>
            <text:p text:style-name="P87">toInt32(&lt;value&gt;);</text:p>
            <text:p text:style-name="P88">toUInt8(&lt;value&gt;);</text:p>
            <text:p text:style-name="P88">toUInt<text:span text:style-name="T163">1</text:span>6(&lt;value&gt;);</text:p>
            <text:p text:style-name="P88">toUInt32(&lt;value&gt;;</text:p>
            <text:p text:style-name="P87">toBigInt64(&lt;value&gt;);</text:p>
            <text:p text:style-name="P87">toBigUInt64(&lt;value&gt;);</text:p>
            <text:p text:style-name="P89">toFloat32(&lt;value&gt;);</text:p>
            <text:p text:style-name="P87"/>
          </table:table-cell>
          <table:table-cell table:style-name="Table2.C2" table:number-rows-spanned="2" office:value-type="string">
            <text:p text:style-name="P72"><text:span text:style-name="Source_20_Text"/></text:p>
            <text:p text:style-name="P90"><text:span text:style-name="Source_20_Text"><text:span text:style-name="T164">getIn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164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164">&gt;);</text:span></text:span></text:p>
            <text:p text:style-name="P90"><text:span text:style-name="Source_20_Text"><text:span text:style-name="T164">getInV(&lt;</text:span></text:span><text:span text:style-name="Source_20_Text"><text:span text:style-name="T169">o</text:span></text:span><text:span text:style-name="Source_20_Text"><text:span text:style-name="T166">bject</text:span></text:span><text:span text:style-name="Source_20_Text"><text:span text:style-name="T164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164">&gt;);</text:span></text:span></text:p>
            <text:p text:style-name="P91"><text:span text:style-name="Source_20_Text"><text:span text:style-name="T164">hasIn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164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164">&gt;);</text:span></text:span></text:p>
            <text:p text:style-name="P91"><text:span text:style-name="Source_20_Text"><text:span text:style-name="T164">setIn(&lt;</text:span></text:span><text:span text:style-name="Source_20_Text"><text:span text:style-name="T168">object</text:span></text:span><text:span text:style-name="Source_20_Text"><text:span text:style-name="T164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164">&gt;,&lt;</text:span></text:span><text:span text:style-name="Source_20_Text"><text:span text:style-name="T167">v</text:span></text:span><text:span text:style-name="Source_20_Text"><text:span text:style-name="T168">alue</text:span></text:span><text:span text:style-name="Source_20_Text"><text:span text:style-name="T164">&gt;);</text:span></text:span></text:p>
            <text:p text:style-name="P92"><text:span text:style-name="Source_20_Text"/></text:p>
            <text:p text:style-name="P93"><text:span text:style-name="Source_20_Text"><text:span text:style-name="T170">to</text:span></text:span><text:span text:style-name="Source_20_Text"><text:span text:style-name="T171">Index(&lt;v</text:span></text:span><text:span text:style-name="Source_20_Text"><text:span text:style-name="T172">alue</text:span></text:span><text:span text:style-name="Source_20_Text"><text:span text:style-name="T171">&gt;);</text:span></text:span></text:p>
            <text:p text:style-name="P93"><text:span text:style-name="Source_20_Text"><text:span text:style-name="T164">toPropertyKey(&lt;</text:span></text:span><text:span text:style-name="Source_20_Text"><text:span text:style-name="T173">v</text:span></text:span><text:span text:style-name="Source_20_Text"><text:span text:style-name="T172">alue</text:span></text:span><text:span text:style-name="Source_20_Text"><text:span text:style-name="T164">&gt;);</text:span></text:span></text:p>
            <text:p text:style-name="P93"><text:span text:style-name="Source_20_Text"><text:span text:style-name="T174">toInteger(&lt;val</text:span></text:span><text:span text:style-name="Source_20_Text"><text:span text:style-name="T172">ue</text:span></text:span><text:span text:style-name="Source_20_Text"><text:span text:style-name="T174">&gt;);</text:span></text:span></text:p>
            <text:p text:style-name="P94"><text:span text:style-name="Source_20_Text"><text:span text:style-name="T175">toArray(v</text:span></text:span><text:span text:style-name="Source_20_Text"><text:span text:style-name="T172">alue</text:span></text:span><text:span text:style-name="Source_20_Text"><text:span text:style-name="T175">);</text:span></text:span></text:p>
            <text:p text:style-name="P72"><text:span text:style-name="Source_20_Text"><text:span text:style-name="T164">toObject(&lt;</text:span></text:span><text:span text:style-name="Source_20_Text"><text:span text:style-name="T168">value</text:span></text:span><text:span text:style-name="Source_20_Text"><text:span text:style-name="T164">&gt;);</text:span></text:span></text:p>
            <text:p text:style-name="P72"><text:span text:style-name="Source_20_Text"/></text:p>
            <text:p text:style-name="P94"><text:span text:style-name="Source_20_Text"><text:span text:style-name="T171">isIndex(&lt;v</text:span></text:span><text:span text:style-name="Source_20_Text"><text:span text:style-name="T172">alue</text:span></text:span><text:span text:style-name="Source_20_Text"><text:span text:style-name="T171">&gt;);</text:span></text:span></text:p>
            <text:p text:style-name="P94"><text:span text:style-name="Source_20_Text"><text:span text:style-name="T164">isPropertyKey(&lt;</text:span></text:span><text:span text:style-name="Source_20_Text"><text:span text:style-name="T173">v</text:span></text:span><text:span text:style-name="Source_20_Text"><text:span text:style-name="T172">alue</text:span></text:span><text:span text:style-name="Source_20_Text"><text:span text:style-name="T164">&gt;);</text:span></text:span></text:p>
            <text:p text:style-name="P94"><text:span text:style-name="Source_20_Text"><text:span text:style-name="T164">isSameValue(&lt;</text:span></text:span><text:span text:style-name="Source_20_Text"><text:span text:style-name="T176">v</text:span></text:span><text:span text:style-name="Source_20_Text"><text:span text:style-name="T172">alue</text:span></text:span><text:span text:style-name="Source_20_Text"><text:span text:style-name="T176">1</text:span></text:span><text:span text:style-name="Source_20_Text"><text:span text:style-name="T164">&gt;,&lt;</text:span></text:span><text:span text:style-name="Source_20_Text"><text:span text:style-name="T176">v</text:span></text:span><text:span text:style-name="Source_20_Text"><text:span text:style-name="T172">alue</text:span></text:span><text:span text:style-name="Source_20_Text"><text:span text:style-name="T176">2</text:span></text:span><text:span text:style-name="Source_20_Text"><text:span text:style-name="T164">&gt;);</text:span></text:span></text:p>
            <text:p text:style-name="P95"><text:span text:style-name="Source_20_Text"><text:span text:style-name="T164">isSameValueZero(&lt;</text:span></text:span><text:span text:style-name="Source_20_Text"><text:span text:style-name="T168">value1</text:span></text:span><text:span text:style-name="Source_20_Text"><text:span text:style-name="T164">&gt;,&lt;</text:span></text:span><text:span text:style-name="Source_20_Text"><text:span text:style-name="T168">value2</text:span></text:span><text:span text:style-name="Source_20_Text"><text:span text:style-name="T164">&gt;);</text:span></text:span></text:p>
            <text:p text:style-name="P95"><text:span text:style-name="Source_20_Text"><text:span text:style-name="T164">isSameValueNonNumber(&lt;</text:span></text:span><text:span text:style-name="Source_20_Text"><text:span text:style-name="T168">val</text:span></text:span><text:span text:style-name="Source_20_Text"><text:span text:style-name="T177">ue</text:span></text:span><text:span text:style-name="Source_20_Text"><text:span text:style-name="T168">1</text:span></text:span><text:span text:style-name="Source_20_Text"><text:span text:style-name="T164">&gt;,&lt;</text:span></text:span><text:span text:style-name="Source_20_Text"><text:span text:style-name="T168">val</text:span></text:span><text:span text:style-name="Source_20_Text"><text:span text:style-name="T177">ue</text:span></text:span><text:span text:style-name="Source_20_Text"><text:span text:style-name="T168">2</text:span></text:span><text:span text:style-name="Source_20_Text"><text:span text:style-name="T164">&gt;);</text:span></text:span></text:p>
            <text:p text:style-name="P95"><text:span text:style-name="Source_20_Text"/></text:p>
            <text:p text:style-name="P94"><text:span text:style-name="Source_20_Text"><text:span text:style-name="T178">type(&lt;value&gt;);</text:span></text:span></text:p>
            <text:p text:style-name="P94"><text:span text:style-name="Source_20_Text"><text:span text:style-name="T164">createDataProperty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164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164">&gt;,&lt;</text:span></text:span><text:span text:style-name="Source_20_Text"><text:span text:style-name="T174">val</text:span></text:span><text:span text:style-name="Source_20_Text"><text:span text:style-name="T172">ue</text:span></text:span><text:span text:style-name="Source_20_Text"><text:span text:style-name="T164">&gt;);</text:span></text:span></text:p>
            <text:p text:style-name="P94"><text:span text:style-name="Source_20_Text"><text:span text:style-name="T164">createMethodProperty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164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164">&gt;,&lt;</text:span></text:span><text:span text:style-name="Source_20_Text"><text:span text:style-name="T174">val</text:span></text:span><text:span text:style-name="Source_20_Text"><text:span text:style-name="T172">ue</text:span></text:span><text:span text:style-name="Source_20_Text"><text:span text:style-name="T164">&gt;);</text:span></text:span></text:p>
            <text:p text:style-name="P94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81"/>
            <text:p text:style-name="P96">isInt8(&lt;value&gt;);</text:p>
            <text:p text:style-name="P96">isInt16(&lt;value&gt;);</text:p>
            <text:p text:style-name="P96">isInt32(&lt;value&gt;);</text:p>
            <text:p text:style-name="P97">isUInt8(&lt;value&gt;);</text:p>
            <text:p text:style-name="P97">isUInt16(&lt;value&gt;);</text:p>
            <text:p text:style-name="P97">isUInt32(&lt;value&gt;);</text:p>
            <text:p text:style-name="P96">isBigInt64(&lt;value&gt;);</text:p>
            <text:p text:style-name="P98"><text:span text:style-name="T179">i</text:span>sBigUInt64(&lt;value&gt;);</text:p>
            <text:p text:style-name="P98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99"><text:span text:style-name="Source_20_Text"><text:span text:style-name="T180">Cookie </text:span></text:span><text:span text:style-name="Source_20_Text"><text:span text:style-name="T181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100"><text:span text:style-name="Source_20_Text"><text:span text:style-name="T16">getCookie([name]);</text:span></text:span></text:p>
            <text:p text:style-name="P100"><text:span text:style-name="Source_20_Text"><text:span text:style-name="T16">hasCookie(&lt;name&gt;);</text:span></text:span></text:p>
            <text:p text:style-name="P101"><text:span text:style-name="Source_20_Text"><text:span text:style-name="T16">setCookie</text:span></text:span><text:span text:style-name="Source_20_Text"><text:span text:style-name="T182">(&lt;Options obj</text:span></text:span><text:span text:style-name="Source_20_Text"><text:span text:style-name="T183">ect</text:span></text:span><text:span text:style-name="Source_20_Text"><text:span text:style-name="T182">&gt;);</text:span></text:span><text:span text:style-name="Source_20_Text"><text:span text:style-name="T16"> setCookie(&lt;name&gt;,&lt;value&gt;[,hours</text:span></text:span><text:span text:style-name="Source_20_Text"><text:span text:style-name="T182">=8760</text:span></text:span><text:span text:style-name="Source_20_Text"><text:span text:style-name="T16">[,path</text:span></text:span><text:span text:style-name="Source_20_Text"><text:span text:style-name="T182">="/"</text:span></text:span><text:span text:style-name="Source_20_Text"><text:span text:style-name="T16">[,domain[,secure[,SameSite</text:span></text:span><text:span text:style-name="Source_20_Text"><text:span text:style-name="T182">=</text:span></text:span><text:span text:style-name="Source_20_Text"><text:span text:style-name="T184">"Lax"</text:span></text:span><text:span text:style-name="Source_20_Text"><text:span text:style-name="T16">[,HttpOnly]]]]]]);</text:span></text:span></text:p>
            <text:p text:style-name="P101"><text:span text:style-name="Source_20_Text"><text:span text:style-name="T16">removeCookie</text:span></text:span><text:span text:style-name="Source_20_Text"><text:span text:style-name="T182">(&lt;Options obj</text:span></text:span><text:span text:style-name="Source_20_Text"><text:span text:style-name="T183">ect</text:span></text:span><text:span text:style-name="Source_20_Text"><text:span text:style-name="T182">&gt;);</text:span></text:span></text:p>
            <text:p text:style-name="P102"><text:span text:style-name="Source_20_Text"><text:span text:style-name="T16">removeCookie(&lt;name&gt;[,path</text:span></text:span><text:span text:style-name="Source_20_Text"><text:span text:style-name="T182">="/"</text:span></text:span><text:span text:style-name="Source_20_Text"><text:span text:style-name="T16">[,domain[,secure[,SameSite</text:span></text:span><text:span text:style-name="Source_20_Text"><text:span text:style-name="T182">=</text:span></text:span><text:span text:style-name="Source_20_Text"><text:span text:style-name="T184">"Lax"</text:span></text:span><text:span text:style-name="Source_20_Text"><text:span text:style-name="T16">[,HttpOnly]]]]]);</text:span></text:span></text:p>
            <text:p text:style-name="P101"><text:span text:style-name="Source_20_Text"><text:span text:style-name="T16">clearCookies</text:span></text:span><text:span text:style-name="Source_20_Text"><text:span text:style-name="T182">(&lt;Options obj</text:span></text:span><text:span text:style-name="Source_20_Text"><text:span text:style-name="T183">ect</text:span></text:span><text:span text:style-name="Source_20_Text"><text:span text:style-name="T182">&gt;);</text:span></text:span></text:p>
            <text:p text:style-name="P102"><text:span text:style-name="Source_20_Text"><text:span text:style-name="T16">clearCookies([path</text:span></text:span><text:span text:style-name="Source_20_Text"><text:span text:style-name="T182">="/"</text:span></text:span><text:span text:style-name="Source_20_Text"><text:span text:style-name="T16">[,domain[,</text:span></text:span><text:span text:style-name="Source_20_Text"><text:span text:style-name="T185">sec</text:span></text:span><text:span text:style-name="Source_20_Text"><text:span text:style-name="T16">[,SameSite</text:span></text:span><text:span text:style-name="Source_20_Text"><text:span text:style-name="T182">=</text:span></text:span><text:span text:style-name="Source_20_Text"><text:span text:style-name="T184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103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104"><text:span text:style-name="Source_20_Text"><text:span text:style-name="T16">getText(&lt;url&gt;,&lt;success&gt;);</text:span></text:span></text:p>
            <text:p text:style-name="P104"><text:span text:style-name="Source_20_Text"><text:span text:style-name="T16">getJson(&lt;url&gt;,&lt;success&gt;);</text:span></text:span></text:p>
            <text:p text:style-name="P105"><text:span text:style-name="Source_20_Text"><text:span text:style-name="T16">ajax(&lt;Options obj</text:span></text:span><text:span text:style-name="Source_20_Text"><text:span text:style-name="T183">ect</text:span></text:span><text:span text:style-name="Source_20_Text"><text:span text:style-name="T16">&gt;);</text:span></text:span></text:p>
            <text:p text:style-name="P106"><text:span text:style-name="Source_20_Text"><text:span text:style-name="T14">Options object properties (* = default value):</text:span></text:span><text:span text:style-name="Source_20_Text"><text:span text:style-name="T16"> url: </text:span></text:span><text:span text:style-name="Source_20_Text"><text:span text:style-name="T34">string</text:span></text:span><text:span text:style-name="Source_20_Text"><text:span text:style-name="T16">, data: </text:span></text:span><text:span text:style-name="Source_20_Text"><text:span text:style-name="T34">string</text:span></text:span><text:span text:style-name="Source_20_Text"><text:span text:style-name="T16">, queryType: </text:span></text:span><text:span text:style-name="Source_20_Text"><text:span text:style-name="T34">*"ajax"/"cors"</text:span></text:span><text:span text:style-name="Source_20_Text"><text:span text:style-name="T16">, type: </text:span></text:span><text:span text:style-name="Source_20_Text"><text:span text:style-name="T34">*"get"/"post"</text:span></text:span><text:span text:style-name="Source_20_Text"><text:span text:style-name="T16">, success: </text:span></text:span><text:span text:style-name="Source_20_Text"><text:span text:style-name="T34">function</text:span></text:span><text:span text:style-name="Source_20_Text"><text:span text:style-name="T16">, error: </text:span></text:span><text:span text:style-name="Source_20_Text"><text:span text:style-name="T34">function</text:span></text:span><text:span text:style-name="Source_20_Text"><text:span text:style-name="T16">, format: </text:span></text:span><text:span text:style-name="Source_20_Text"><text:span text:style-name="T34">*"text"/"json"/"xml"</text:span></text:span><text:span text:style-name="Source_20_Text"><text:span text:style-name="T16">, user: </text:span></text:span><text:span text:style-name="Source_20_Text"><text:span text:style-name="T34">string</text:span></text:span><text:span text:style-name="Source_20_Text"><text:span text:style-name="T16">, password: </text:span></text:span><text:span text:style-name="Source_20_Text"><text:span text:style-name="T34">string</text:span></text:span></text:p>
          </table:table-cell>
          <table:covered-table-cell/>
          <table:covered-table-cell/>
        </table:table-row>
      </table:table>
      <text:p text:style-name="P7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7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7">V3.1.0</text:p>
          </table:table-cell>
          <table:table-cell table:style-name="Table3.A2" office:value-type="string">
            <text:p text:style-name="P107">v3.8.0</text:p>
          </table:table-cell>
          <table:table-cell table:style-name="Table3.C2" office:value-type="string">
            <text:p text:style-name="P108">v5.6.0</text:p>
          </table:table-cell>
        </table:table-row>
        <table:table-row>
          <table:table-cell table:style-name="Table3.A3" office:value-type="string">
            <text:p text:style-name="P109">Array.from();</text:p>
            <text:p text:style-name="P109">Array.of();</text:p>
            <text:p text:style-name="P110">Array.prototype.copyWithin();</text:p>
            <text:p text:style-name="P110">Array.prototype.fill();</text:p>
            <text:p text:style-name="P109">Array.prototype.find();</text:p>
            <text:p text:style-name="P109">Array.prototype.findIndex();</text:p>
            <text:p text:style-name="P109">Object.create();</text:p>
            <text:p text:style-name="P110">String.fromCodePoint();</text:p>
            <text:p text:style-name="P110">String.prototype.codePointAt();</text:p>
            <text:p text:style-name="P111">String.prototype.endsWith();</text:p>
            <text:p text:style-name="P110">String.prototype.startsWith();</text:p>
            <text:p text:style-name="P109"/>
            <text:p text:style-name="P112">Math.acosh();</text:p>
            <text:p text:style-name="P112">Math.asinh();</text:p>
            <text:p text:style-name="P112">Math.atanh();</text:p>
            <text:p text:style-name="P112">Math.cbrt();</text:p>
            <text:p text:style-name="P112">Math.clz32();</text:p>
            <text:p text:style-name="P112">Math.cosh();</text:p>
            <text:p text:style-name="P112">Math.expm1();</text:p>
            <text:p text:style-name="P112">Math.fround();</text:p>
            <text:p text:style-name="P112">Math.hypot();</text:p>
            <text:p text:style-name="P112">Math.imul();</text:p>
            <text:p text:style-name="P112">Math.log1p();</text:p>
            <text:p text:style-name="P112">Math.log10();</text:p>
            <text:p text:style-name="P112">Math.log2();</text:p>
            <text:p text:style-name="P112">Math.sign();</text:p>
            <text:p text:style-name="P112">Math.sinh();</text:p>
            <text:p text:style-name="P112">Math.tanh();</text:p>
            <text:p text:style-name="P112">Math.trunc();</text:p>
            <text:p text:style-name="P112"/>
            <text:p text:style-name="P109">Number.EPSILON;</text:p>
            <text:p text:style-name="P113">Number.isNaN();</text:p>
            <text:p text:style-name="P113">isNaN();</text:p>
            <text:p text:style-name="P109">Number.isInteger();</text:p>
            <text:p text:style-name="P109">Number.isFinite();</text:p>
            <text:p text:style-name="P109">Number.isSafeInteger();</text:p>
            <text:p text:style-name="P109">Number.parseInt();</text:p>
            <text:p text:style-name="P109">Number.parseFloat();</text:p>
          </table:table-cell>
          <table:table-cell table:style-name="Table3.B3" office:value-type="string">
            <text:p text:style-name="P110"><text:span text:style-name="Source_20_Text"><text:span text:style-name="T186"/></text:span></text:p>
            <text:p text:style-name="P114"><text:span text:style-name="Source_20_Text"><text:span text:style-name="T186">Array.prototype.values();</text:span></text:span></text:p>
            <text:p text:style-name="P114"><text:span text:style-name="Source_20_Text"><text:span text:style-name="T186"/></text:span></text:p>
            <text:p text:style-name="P114"><text:span text:style-name="Source_20_Text"><text:span text:style-name="T186">Array.prototype.includes();</text:span></text:span></text:p>
            <text:p text:style-name="P114"/>
            <text:p text:style-name="P111"><text:span text:style-name="Source_20_Text"><text:span text:style-name="T186">ChildNode.after();</text:span></text:span><text:line-break/><text:span text:style-name="Source_20_Text"><text:span text:style-name="T186">ChildNode.before();</text:span></text:span><text:line-break/><text:span text:style-name="Source_20_Text"><text:span text:style-name="T186">ChildNode.remove();</text:span></text:span><text:line-break/><text:span text:style-name="Source_20_Text"><text:span text:style-name="T186">ChildNode.replaceWith();</text:span></text:span></text:p>
            <text:p text:style-name="P114"/>
            <text:p text:style-name="P111"><text:span text:style-name="Source_20_Text"><text:span text:style-name="T186">Element.prototype.closest();<text:line-break/>Element.prototype.getAttributeNames();</text:span></text:span></text:p>
            <text:p text:style-name="P111"><text:span text:style-name="Source_20_Text"><text:span text:style-name="T186">Element.prototype.matches();</text:span></text:span></text:p>
            <text:p text:style-name="P111"><text:span text:style-name="Source_20_Text"><text:span text:style-name="T186">Element.prototype.toggleAttribute();</text:span></text:span></text:p>
            <text:p text:style-name="P114"/>
            <text:p text:style-name="P111"><text:span text:style-name="Source_20_Text"><text:span text:style-name="T186">ParentNode.append();</text:span></text:span></text:p>
            <text:p text:style-name="P111"><text:span text:style-name="Source_20_Text"><text:span text:style-name="T186"/></text:span></text:p>
            <text:p text:style-name="P111"><text:span text:style-name="Source_20_Text"><text:span text:style-name="T186">ParentNode.prepend();</text:span></text:span><text:line-break/><text:line-break/><text:span text:style-name="Source_20_Text"><text:span text:style-name="T186">String.prototype[Symbol.iterator]();</text:span></text:span></text:p>
            <text:p text:style-name="P114"><text:span text:style-name="Source_20_Text"><text:span text:style-name="T186">String.prototype.includes();</text:span></text:span></text:p>
            <text:p text:style-name="P114"><text:span text:style-name="Source_20_Text"><text:span text:style-name="T186">String.prototype.repeat();</text:span></text:span><text:line-break/></text:p>
            <text:p text:style-name="P110"><text:span text:style-name="Source_20_Text"><text:span text:style-name="T186">NodeList.prototype.forEach();</text:span></text:span><text:line-break/></text:p>
            <text:p text:style-name="P114"><text:span text:style-name="Source_20_Text"><text:span text:style-name="T186">Object.assign();</text:span></text:span></text:p>
            <text:p text:style-name="P114"><text:span text:style-name="Source_20_Text"><text:span text:style-name="T186"/></text:span></text:p>
            <text:p text:style-name="P111"><text:span text:style-name="Source_20_Text"><text:span text:style-name="T186">Object.entries();</text:span></text:span><text:line-break/></text:p>
            <text:p text:style-name="P111"><text:span text:style-name="Source_20_Text"><text:span text:style-name="T186">Object.getOwnPropertyDescriptors();</text:span></text:span><text:line-break/></text:p>
            <text:p text:style-name="P111"><text:span text:style-name="Source_20_Text"><text:span text:style-name="T186">Object.values();</text:span></text:span><text:line-break/></text:p>
            <text:p text:style-name="P110"><text:span text:style-name="Source_20_Text"><text:span text:style-name="T186">RegExp.prototype.flags;</text:span></text:span><text:line-break/></text:p>
            <text:p text:style-name="P110"><text:span text:style-name="Source_20_Text"><text:span text:style-name="T186">window.screenLeft;</text:span></text:span><text:line-break/><text:span text:style-name="Source_20_Text"><text:span text:style-name="T186">window.screenTop;</text:span></text:span></text:p>
            <text:p text:style-name="P110"><text:span text:style-name="Source_20_Text"><text:span text:style-name="T186"/></text:span></text:p>
          </table:table-cell>
          <table:table-cell table:style-name="Table3.C3" office:value-type="string">
            <text:p text:style-name="P109"/>
            <text:p text:style-name="P109">Array.prototype.at();</text:p>
            <text:p text:style-name="P109"/>
            <text:p text:style-name="P109">Array.prototype.findLast();</text:p>
            <text:p text:style-name="P109">Array.prototype.findLastIndex();</text:p>
            <text:p text:style-name="P109"/>
            <text:p text:style-name="P109">Array.prototype.flat();</text:p>
            <text:p text:style-name="P109">Array.prototype.flatMap();</text:p>
            <text:p text:style-name="P109"/>
            <text:p text:style-name="P109">Array.prototype.group();</text:p>
            <text:p text:style-name="P109">Array.prototype.groupToMap();</text:p>
            <text:p text:style-name="P109"/>
            <text:p text:style-name="P109">Number.MIN_SAFE_INTEGER;</text:p>
            <text:p text:style-name="P109">Number.MAX_SAFE_INTEGER;</text:p>
            <text:p text:style-name="P109"/>
            <text:p text:style-name="P109">Object.fromEntries();</text:p>
            <text:p text:style-name="P109"/>
            <text:p text:style-name="P109">Object.is();</text:p>
            <text:p text:style-name="P109"/>
            <text:p text:style-name="P109">String.prototype.at();</text:p>
            <text:p text:style-name="P109"/>
            <text:p text:style-name="P109">String.prototype.matchAll();</text:p>
            <text:p text:style-name="P109"/>
            <text:p text:style-name="P109">String.prototype.padStart();</text:p>
            <text:p text:style-name="P109">String.prototype.padEnd();</text:p>
            <text:p text:style-name="P109"/>
            <text:p text:style-name="P109">String.prototype.replaceAll();</text:p>
            <text:p text:style-name="P109"/>
            <text:p text:style-name="P109">String.prototype.trimStart();</text:p>
            <text:p text:style-name="P109">String.prototype.trimLeft();</text:p>
            <text:p text:style-name="P109">String.prototype.trimEnd();</text:p>
            <text:p text:style-name="P109">String.prototype.trimRight();</text:p>
            <text:p text:style-name="P109"/>
            <text:p text:style-name="P109">Typedarray.prototype.at();</text:p>
            <text:p text:style-name="P109"/>
            <text:p text:style-name="P109">TypedArray.prototype.findLast();</text:p>
            <text:p text:style-name="P109">TypedArray.prototype.findLastIndex();</text:p>
            <text:p text:style-name="P109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Czigler, Ferenc</meta:initial-creator>
    <meta:creation-date>2018-01-01T17:18:00Z</meta:creation-date>
    <dc:date>2025-02-17T19:57:50.901000000</dc:date>
    <meta:print-date>2025-02-17T19:57:56.397000000</meta:print-date>
    <meta:editing-cycles>799</meta:editing-cycles>
    <meta:editing-duration>PT18H27M3S</meta:editing-duration>
    <meta:printed-by>PDF files</meta:printed-by>
    <meta:document-statistic meta:table-count="4" meta:image-count="0" meta:object-count="0" meta:page-count="4" meta:paragraph-count="328" meta:word-count="448" meta:character-count="9267" meta:non-whitespace-character-count="9119"/>
    <meta:template xlink:type="simple" xlink:actuate="onRequest" xlink:title="" xlink:href="Normal.dotm"/>
  </office:meta>
</office:document-meta>
</file>